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451cm" fo:margin-left="-0.069cm" fo:margin-top="0cm" fo:margin-bottom="0cm" table:align="left" style:writing-mode="page"/>
    </style:style>
    <style:style style:name="Tabla1.A" style:family="table-column">
      <style:table-column-properties style:column-width="3.36cm"/>
    </style:style>
    <style:style style:name="Tabla1.B" style:family="table-column">
      <style:table-column-properties style:column-width="13.785cm"/>
    </style:style>
    <style:style style:name="Tabla1.C" style:family="table-column">
      <style:table-column-properties style:column-width="8.306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ae703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e703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e703" style:font-weight-asian="bold" style:font-weight-complex="bold"/>
    </style:style>
    <style:style style:name="T5" style:family="text">
      <style:text-properties officeooo:rsid="000ae703"/>
    </style:style>
    <style:style style:name="T6" style:family="text">
      <style:text-properties fo:language="en" fo:country="US" fo:font-weight="bold" officeooo:rsid="000d6962" style:font-weight-asian="bold" style:font-weight-complex="bold"/>
    </style:style>
    <style:style style:name="T7" style:family="text">
      <style:text-properties fo:language="en" fo:country="US" fo:font-weight="bold" officeooo:rsid="00158024" style:font-weight-asian="bold" style:font-weight-complex="bold"/>
    </style:style>
    <style:style style:name="T8" style:family="text">
      <style:text-properties fo:language="en" fo:country="US" fo:font-weight="bold" officeooo:rsid="000ae70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4">7.</text:span><text:span text:style-name="T5"> </text:span><text:span text:style-name="T6">List of genes that maintain their rhythmicity under </text:span><text:span text:style-name="T8">DD</text:span><text:span text:style-name="T6"> conditions after </text:span><text:span text:style-name="T8">L</text:span><text:span text:style-name="T6">D entrainment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5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20</text:p>
          </table:table-cell>
          <table:table-cell table:style-name="Tabla1.B2" office:value-type="string">
            <text:p text:style-name="P2"><text:s/>6-phosphofructo-2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5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6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9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0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8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1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90</text:p>
          </table:table-cell>
          <table:table-cell table:style-name="Tabla1.B2" office:value-type="string">
            <text:p text:style-name="P2"><text:s/>DNA/pantothenate metabolism flavo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9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4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7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9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3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60</text:p>
          </table:table-cell>
          <table:table-cell table:style-name="Tabla1.B2" office:value-type="string">
            <text:p text:style-name="P2"><text:s/>C-terminal-processing peptidase S41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20</text:p>
          </table:table-cell>
          <table:table-cell table:style-name="Tabla1.B2" office:value-type="string">
            <text:p text:style-name="P2"><text:s/>Nucleolar pre-ribosomal-associated protein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30</text:p>
          </table:table-cell>
          <table:table-cell table:style-name="Tabla1.B2" office:value-type="string">
            <text:p text:style-name="P2">' ATPase, F0 complex, subunit B/B'', bacterial/chloroplast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50</text:p>
          </table:table-cell>
          <table:table-cell table:style-name="Tabla1.B2" office:value-type="string">
            <text:p text:style-name="P2"><text:s/>Osteopont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70</text:p>
          </table:table-cell>
          <table:table-cell table:style-name="Tabla1.B2" office:value-type="string">
            <text:p text:style-name="P2"><text:s/>Pseudouridine synthase/archaeosine trans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90</text:p>
          </table:table-cell>
          <table:table-cell table:style-name="Tabla1.B2" office:value-type="string">
            <text:p text:style-name="P2"><text:s/>THO complex subunit 7/Mf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3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20</text:p>
          </table:table-cell>
          <table:table-cell table:style-name="Tabla1.B2" office:value-type="string">
            <text:p text:style-name="P2"><text:s/>Protein of unknown function DUF136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13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40</text:p>
          </table:table-cell>
          <table:table-cell table:style-name="Tabla1.B2" office:value-type="string">
            <text:p text:style-name="P2"><text:s/>ARP2/3 complex, 20kDa subunit P20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80</text:p>
          </table:table-cell>
          <table:table-cell table:style-name="Tabla1.B2" office:value-type="string">
            <text:p text:style-name="P2"><text:s/>3Fe-4S ferred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10</text:p>
          </table:table-cell>
          <table:table-cell table:style-name="Tabla1.B2" office:value-type="string">
            <text:p text:style-name="P2"><text:s/>Transcription initiation factor TFIID, 23-30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4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50</text:p>
          </table:table-cell>
          <table:table-cell table:style-name="Tabla1.B2" office:value-type="string">
            <text:p text:style-name="P2"><text:s/>Aspartate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5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6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8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90</text:p>
          </table:table-cell>
          <table:table-cell table:style-name="Tabla1.B2" office:value-type="string">
            <text:p text:style-name="P2"><text:s/>Ornithine/putrescine carbam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0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4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7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4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5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60</text:p>
          </table:table-cell>
          <table:table-cell table:style-name="Tabla1.B2" office:value-type="string">
            <text:p text:style-name="P2"><text:s/>23S rRNA uracil1939-C5-methyltransferase Rl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30</text:p>
          </table:table-cell>
          <table:table-cell table:style-name="Tabla1.B2" office:value-type="string">
            <text:p text:style-name="P2"><text:s/>HNH end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3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5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7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60</text:p>
          </table:table-cell>
          <table:table-cell table:style-name="Tabla1.B2" office:value-type="string">
            <text:p text:style-name="P2"><text:s/>siRNA-mediated silencing protein NR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20</text:p>
          </table:table-cell>
          <table:table-cell table:style-name="Tabla1.B2" office:value-type="string">
            <text:p text:style-name="P2"><text:s/>Protein of unknown function DUF84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40</text:p>
          </table:table-cell>
          <table:table-cell table:style-name="Tabla1.B2" office:value-type="string">
            <text:p text:style-name="P2"><text:s/>Class II glutamine amido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720</text:p>
          </table:table-cell>
          <table:table-cell table:style-name="Tabla1.B2" office:value-type="string">
            <text:p text:style-name="P2"><text:s/>BS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40</text:p>
          </table:table-cell>
          <table:table-cell table:style-name="Tabla1.B2" office:value-type="string">
            <text:p text:style-name="P2"><text:s/>ISC system FeS cluster assembly, IscU scaf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5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2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5</text:p>
          </table:table-cell>
          <table:table-cell table:style-name="Tabla1.B2" office:value-type="string">
            <text:p text:style-name="P2"><text:s/>Mannosyltransferase, DX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2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3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70</text:p>
          </table:table-cell>
          <table:table-cell table:style-name="Tabla1.B2" office:value-type="string">
            <text:p text:style-name="P2"><text:s/>Activator of Hsp90 ATPase homologue 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1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60</text:p>
          </table:table-cell>
          <table:table-cell table:style-name="Tabla1.B2" office:value-type="string">
            <text:p text:style-name="P2"><text:s/>Spindle assembly checkpoint component Ma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7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90</text:p>
          </table:table-cell>
          <table:table-cell table:style-name="Tabla1.B2" office:value-type="string">
            <text:p text:style-name="P2"><text:s/>Translation elongation factor, IF5A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10</text:p>
          </table:table-cell>
          <table:table-cell table:style-name="Tabla1.B2" office:value-type="string">
            <text:p text:style-name="P2"><text:s/>Nuclear transport factor 2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8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20</text:p>
          </table:table-cell>
          <table:table-cell table:style-name="Tabla1.B2" office:value-type="string">
            <text:p text:style-name="P2"><text:s/>Nonaspanin TM9S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3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4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6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20</text:p>
          </table:table-cell>
          <table:table-cell table:style-name="Tabla1.B2" office:value-type="string">
            <text:p text:style-name="P2"><text:s/>Class II glutamine amido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30</text:p>
          </table:table-cell>
          <table:table-cell table:style-name="Tabla1.B2" office:value-type="string">
            <text:p text:style-name="P2"><text:s/>Nucleoporin FG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30</text:p>
          </table:table-cell>
          <table:table-cell table:style-name="Tabla1.B2" office:value-type="string">
            <text:p text:style-name="P2"><text:s/>Sjoegren syndrome/scleroderma autoantige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40</text:p>
          </table:table-cell>
          <table:table-cell table:style-name="Tabla1.B2" office:value-type="string">
            <text:p text:style-name="P2"><text:s/>Phospholipase D/Transphosphatid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8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00</text:p>
          </table:table-cell>
          <table:table-cell table:style-name="Tabla1.B2" office:value-type="string">
            <text:p text:style-name="P2"><text:s/>Pre-mRNA-splicing factor 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50</text:p>
          </table:table-cell>
          <table:table-cell table:style-name="Tabla1.B2" office:value-type="string">
            <text:p text:style-name="P2"><text:s/>Mitochodrial transcription terminat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0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00</text:p>
          </table:table-cell>
          <table:table-cell table:style-name="Tabla1.B2" office:value-type="string">
            <text:p text:style-name="P2"><text:s/>Preprotein translocase Sec, Sec61-b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10</text:p>
          </table:table-cell>
          <table:table-cell table:style-name="Tabla1.B2" office:value-type="string">
            <text:p text:style-name="P2"><text:s/>G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23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50</text:p>
          </table:table-cell>
          <table:table-cell table:style-name="Tabla1.B2" office:value-type="string">
            <text:p text:style-name="P2"><text:s/>2-methoxy-6-polyprenyl-1,4-benzoquinol methyl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75</text:p>
          </table:table-cell>
          <table:table-cell table:style-name="Tabla1.B2" office:value-type="string">
            <text:p text:style-name="P2"><text:s/>Sybindin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80</text:p>
          </table:table-cell>
          <table:table-cell table:style-name="Tabla1.B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40</text:p>
          </table:table-cell>
          <table:table-cell table:style-name="Tabla1.B2" office:value-type="string">
            <text:p text:style-name="P2"><text:s/>Clathrin light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50</text:p>
          </table:table-cell>
          <table:table-cell table:style-name="Tabla1.B2" office:value-type="string">
            <text:p text:style-name="P2"><text:s/>Vacuolar protein sorting-associated, VPS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30</text:p>
          </table:table-cell>
          <table:table-cell table:style-name="Tabla1.B2" office:value-type="string">
            <text:p text:style-name="P2"><text:s/>Alanine racem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50</text:p>
          </table:table-cell>
          <table:table-cell table:style-name="Tabla1.B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7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8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10</text:p>
          </table:table-cell>
          <table:table-cell table:style-name="Tabla1.B2" office:value-type="string">
            <text:p text:style-name="P2"><text:s/>Chromatin assembly factor 1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2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3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6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20</text:p>
          </table:table-cell>
          <table:table-cell table:style-name="Tabla1.B2" office:value-type="string">
            <text:p text:style-name="P2"><text:s/>Exostos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30</text:p>
          </table:table-cell>
          <table:table-cell table:style-name="Tabla1.B2" office:value-type="string">
            <text:p text:style-name="P2"><text:s/>Ubiquinol-cytochrome c chaperone/UPF017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7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80</text:p>
          </table:table-cell>
          <table:table-cell table:style-name="Tabla1.B2" office:value-type="string">
            <text:p text:style-name="P2"><text:s/>Small nuclear RNA activating complex SNAPc, subunit SNAP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5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20</text:p>
          </table:table-cell>
          <table:table-cell table:style-name="Tabla1.B2" office:value-type="string">
            <text:p text:style-name="P2"><text:s/>Glutamine synthetase, glycine-rich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6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8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60</text:p>
          </table:table-cell>
          <table:table-cell table:style-name="Tabla1.B2" office:value-type="string">
            <text:p text:style-name="P2"><text:s/>Transcription factor, MADS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30</text:p>
          </table:table-cell>
          <table:table-cell table:style-name="Tabla1.B2" office:value-type="string">
            <text:p text:style-name="P2"><text:s/>Protein of unknown function DUF167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36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00</text:p>
          </table:table-cell>
          <table:table-cell table:style-name="Tabla1.B2" office:value-type="string">
            <text:p text:style-name="P2"><text:s/>Superoxide dismutase, Nicke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3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2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50</text:p>
          </table:table-cell>
          <table:table-cell table:style-name="Tabla1.B2" office:value-type="string">
            <text:p text:style-name="P2"><text:s/>Autophagy-related protein Atg8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70</text:p>
          </table:table-cell>
          <table:table-cell table:style-name="Tabla1.B2" office:value-type="string">
            <text:p text:style-name="P2"><text:s/>Transcription termination and cleavage factor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3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00</text:p>
          </table:table-cell>
          <table:table-cell table:style-name="Tabla1.B2" office:value-type="string">
            <text:p text:style-name="P2"><text:s/>Frizzl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70</text:p>
          </table:table-cell>
          <table:table-cell table:style-name="Tabla1.B2" office:value-type="string">
            <text:p text:style-name="P2"><text:s/>C2 calcium/lipid-binding domain, CaL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7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30</text:p>
          </table:table-cell>
          <table:table-cell table:style-name="Tabla1.B2" office:value-type="string">
            <text:p text:style-name="P2"><text:s/>RecF/RecN/SMC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00</text:p>
          </table:table-cell>
          <table:table-cell table:style-name="Tabla1.B2" office:value-type="string">
            <text:p text:style-name="P2"><text:s/>Gemin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5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7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30</text:p>
          </table:table-cell>
          <table:table-cell table:style-name="Tabla1.B2" office:value-type="string">
            <text:p text:style-name="P2"><text:s/>Domain of unknown function DUF20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6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6570</text:p>
          </table:table-cell>
          <table:table-cell table:style-name="Tabla1.B2" office:value-type="string">
            <text:p text:style-name="P2"><text:s/>Arch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10</text:p>
          </table:table-cell>
          <table:table-cell table:style-name="Tabla1.B2" office:value-type="string">
            <text:p text:style-name="P2"><text:s/>Rieske iron-sulphu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2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0</text:p>
          </table:table-cell>
          <table:table-cell table:style-name="Tabla1.B2" office:value-type="string">
            <text:p text:style-name="P2"><text:s/>Glycosyl transferase, family 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5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95</text:p>
          </table:table-cell>
          <table:table-cell table:style-name="Tabla1.B2" office:value-type="string">
            <text:p text:style-name="P2"><text:s/>Ribonuclease H-like domain n/a 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0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10</text:p>
          </table:table-cell>
          <table:table-cell table:style-name="Tabla1.B2" office:value-type="string">
            <text:p text:style-name="P2"><text:s/>Aspartyl/Asparaginyl beta-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00</text:p>
          </table:table-cell>
          <table:table-cell table:style-name="Tabla1.B2" office:value-type="string">
            <text:p text:style-name="P2"><text:s/>DNA-directed RNA polymerase, subunit K/Rpb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5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80</text:p>
          </table:table-cell>
          <table:table-cell table:style-name="Tabla1.B2" office:value-type="string">
            <text:p text:style-name="P2"><text:s/>Clp protease proteolytic subunit /Translocation-enhancing protein Tep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20</text:p>
          </table:table-cell>
          <table:table-cell table:style-name="Tabla1.B2" office:value-type="string">
            <text:p text:style-name="P2"><text:s/>Kinetochore protein Ndc80 n/a <text:s/>Kinetochore protein Ndc8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80</text:p>
          </table:table-cell>
          <table:table-cell table:style-name="Tabla1.B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90</text:p>
          </table:table-cell>
          <table:table-cell table:style-name="Tabla1.B2" office:value-type="string">
            <text:p text:style-name="P2"><text:s/>GINS complex, subunit Psf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55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70</text:p>
          </table:table-cell>
          <table:table-cell table:style-name="Tabla1.B2" office:value-type="string">
            <text:p text:style-name="P2"><text:s/>Surface antigen variable numb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50</text:p>
          </table:table-cell>
          <table:table-cell table:style-name="Tabla1.B2" office:value-type="string">
            <text:p text:style-name="P2"><text:s/>Histidin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80</text:p>
          </table:table-cell>
          <table:table-cell table:style-name="Tabla1.B2" office:value-type="string">
            <text:p text:style-name="P2"><text:s/>DNA-directed RNA polymerase, 30-40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2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30</text:p>
          </table:table-cell>
          <table:table-cell table:style-name="Tabla1.B2" office:value-type="string">
            <text:p text:style-name="P2"><text:s/>Arginine-tRNA-protein 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50</text:p>
          </table:table-cell>
          <table:table-cell table:style-name="Tabla1.B2" office:value-type="string">
            <text:p text:style-name="P2"><text:s/>Aspartyl/Glutamyl-tRNAGln amidotransferase, subunit B/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60</text:p>
          </table:table-cell>
          <table:table-cell table:style-name="Tabla1.B2" office:value-type="string">
            <text:p text:style-name="P2"><text:s/>U3 small nucleolar RNA-associated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1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0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40</text:p>
          </table:table-cell>
          <table:table-cell table:style-name="Tabla1.B2" office:value-type="string">
            <text:p text:style-name="P2"><text:s/>Modification methylase Hem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50</text:p>
          </table:table-cell>
          <table:table-cell table:style-name="Tabla1.B2" office:value-type="string">
            <text:p text:style-name="P2"><text:s/>XPG/Rad2 end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70</text:p>
          </table:table-cell>
          <table:table-cell table:style-name="Tabla1.B2" office:value-type="string">
            <text:p text:style-name="P2"><text:s/>Phosphotyrosyl phosphatase activator, PT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90</text:p>
          </table:table-cell>
          <table:table-cell table:style-name="Tabla1.B2" office:value-type="string">
            <text:p text:style-name="P2"><text:s/>Transcription initiation factor TFIID component TAF4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40</text:p>
          </table:table-cell>
          <table:table-cell table:style-name="Tabla1.B2" office:value-type="string">
            <text:p text:style-name="P2"><text:s/>Arginine-tRNA lig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70</text:p>
          </table:table-cell>
          <table:table-cell table:style-name="Tabla1.B2" office:value-type="string">
            <text:p text:style-name="P2"><text:s/>Transcription factor TFIIH subunit p52/Tfb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30</text:p>
          </table:table-cell>
          <table:table-cell table:style-name="Tabla1.B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60</text:p>
          </table:table-cell>
          <table:table-cell table:style-name="Tabla1.B2" office:value-type="string">
            <text:p text:style-name="P2"><text:s/>Transcription initiation Spt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00</text:p>
          </table:table-cell>
          <table:table-cell table:style-name="Tabla1.B2" office:value-type="string">
            <text:p text:style-name="P2"><text:s/>Cytochrome b6/f complex subunit V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90</text:p>
          </table:table-cell>
          <table:table-cell table:style-name="Tabla1.B2" office:value-type="string">
            <text:p text:style-name="P2"><text:s/>Translation initiation factor 2, alph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20</text:p>
          </table:table-cell>
          <table:table-cell table:style-name="Tabla1.B2" office:value-type="string">
            <text:p text:style-name="P2"><text:s/>Frataxin/Cya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6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50</text:p>
          </table:table-cell>
          <table:table-cell table:style-name="Tabla1.B2" office:value-type="string">
            <text:p text:style-name="P2"><text:s/>KO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90</text:p>
          </table:table-cell>
          <table:table-cell table:style-name="Tabla1.B2" office:value-type="string">
            <text:p text:style-name="P2"><text:s/>Transcription factor IIA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30</text:p>
          </table:table-cell>
          <table:table-cell table:style-name="Tabla1.B2" office:value-type="string">
            <text:p text:style-name="P2"><text:s/>Transketolas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2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60</text:p>
          </table:table-cell>
          <table:table-cell table:style-name="Tabla1.B2" office:value-type="string">
            <text:p text:style-name="P2"><text:s/>Nascent polypeptide-associated complex NA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7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80</text:p>
          </table:table-cell>
          <table:table-cell table:style-name="Tabla1.B2" office:value-type="string">
            <text:p text:style-name="P2"><text:s/>Prephen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00</text:p>
          </table:table-cell>
          <table:table-cell table:style-name="Tabla1.B2" office:value-type="string">
            <text:p text:style-name="P2"><text:s/>Biotin--acetyl-CoA-carboxylase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70</text:p>
          </table:table-cell>
          <table:table-cell table:style-name="Tabla1.B2" office:value-type="string">
            <text:p text:style-name="P2"><text:s/>Glycosyl transferase,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00</text:p>
          </table:table-cell>
          <table:table-cell table:style-name="Tabla1.B2" office:value-type="string">
            <text:p text:style-name="P2"><text:s/>Eukaryotic translation initiation factor 4E eIF-4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4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27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90</text:p>
          </table:table-cell>
          <table:table-cell table:style-name="Tabla1.B2" office:value-type="string">
            <text:p text:style-name="P2"><text:s/>RNA polymerase, bet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1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6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7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40</text:p>
          </table:table-cell>
          <table:table-cell table:style-name="Tabla1.B2" office:value-type="string">
            <text:p text:style-name="P2">' Cytokinin riboside 5''-monophosphate phosphoribohydrolase LOG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80</text:p>
          </table:table-cell>
          <table:table-cell table:style-name="Tabla1.B2" office:value-type="string">
            <text:p text:style-name="P2"><text:s/>Probable helicase MAGATAMA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30</text:p>
          </table:table-cell>
          <table:table-cell table:style-name="Tabla1.B2" office:value-type="string">
            <text:p text:style-name="P2"><text:s/>U1 small nuclear ribonucleoprotein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70</text:p>
          </table:table-cell>
          <table:table-cell table:style-name="Tabla1.B2" office:value-type="string">
            <text:p text:style-name="P2"><text:s/>Eukaryotic translation initiation factor 3 subunit C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8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70</text:p>
          </table:table-cell>
          <table:table-cell table:style-name="Tabla1.B2" office:value-type="string">
            <text:p text:style-name="P2"><text:s/>Uncharacterised protein family, ATP binding n/a <text:s/>Uncharacterised prote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00</text:p>
          </table:table-cell>
          <table:table-cell table:style-name="Tabla1.B2" office:value-type="string">
            <text:p text:style-name="P2"><text:s/>Ribosomal protein L19/L19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5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9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0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20</text:p>
          </table:table-cell>
          <table:table-cell table:style-name="Tabla1.B2" office:value-type="string">
            <text:p text:style-name="P2"><text:s/>THO complex, subunit THO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90</text:p>
          </table:table-cell>
          <table:table-cell table:style-name="Tabla1.B2" office:value-type="string">
            <text:p text:style-name="P2"><text:s/>Putative methyltransferase, DUF33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40</text:p>
          </table:table-cell>
          <table:table-cell table:style-name="Tabla1.B2" office:value-type="string">
            <text:p text:style-name="P2"><text:s/>Phenylacetic acid degradation-relat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70</text:p>
          </table:table-cell>
          <table:table-cell table:style-name="Tabla1.B2" office:value-type="string">
            <text:p text:style-name="P2"><text:s/>2-nitropropane dioxygenase, N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9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00</text:p>
          </table:table-cell>
          <table:table-cell table:style-name="Tabla1.B2" office:value-type="string">
            <text:p text:style-name="P2"><text:s/>GPI mannosyltransfer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10</text:p>
          </table:table-cell>
          <table:table-cell table:style-name="Tabla1.B2" office:value-type="string">
            <text:p text:style-name="P2"><text:s/>Mediator complex, subunit Med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8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0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40</text:p>
          </table:table-cell>
          <table:table-cell table:style-name="Tabla1.B2" office:value-type="string">
            <text:p text:style-name="P2"><text:s/>Histone RNA stem-loop-binding protein SLBP1/SLB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5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355</text:p>
          </table:table-cell>
          <table:table-cell table:style-name="Tabla1.B2" office:value-type="string">
            <text:p text:style-name="P2"><text:s/>Ferredoxin thioredoxin reductase, alpha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6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6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2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40</text:p>
          </table:table-cell>
          <table:table-cell table:style-name="Tabla1.B2" office:value-type="string">
            <text:p text:style-name="P2"><text:s/>Flavodoxin/nitric oxid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90</text:p>
          </table:table-cell>
          <table:table-cell table:style-name="Tabla1.B2" office:value-type="string">
            <text:p text:style-name="P2"><text:s/>Protein of unknown function DUF175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40</text:p>
          </table:table-cell>
          <table:table-cell table:style-name="Tabla1.B2" office:value-type="string">
            <text:p text:style-name="P2"><text:s/>DNA-directed RNA polymerase III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20</text:p>
          </table:table-cell>
          <table:table-cell table:style-name="Tabla1.B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40</text:p>
          </table:table-cell>
          <table:table-cell table:style-name="Tabla1.B2" office:value-type="string">
            <text:p text:style-name="P2"><text:s/>SEC-C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9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1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50</text:p>
          </table:table-cell>
          <table:table-cell table:style-name="Tabla1.B2" office:value-type="string">
            <text:p text:style-name="P2"><text:s/>Phyt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4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70</text:p>
          </table:table-cell>
          <table:table-cell table:style-name="Tabla1.B2" office:value-type="string">
            <text:p text:style-name="P2"><text:s/>AMP deam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40</text:p>
          </table:table-cell>
          <table:table-cell table:style-name="Tabla1.B2" office:value-type="string">
            <text:p text:style-name="P2"><text:s/>Phosphomannose isomerase, typ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5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1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0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1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20</text:p>
          </table:table-cell>
          <table:table-cell table:style-name="Tabla1.B2" office:value-type="string">
            <text:p text:style-name="P2"><text:s/>Cytochrome c oxidase subunit V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50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60</text:p>
          </table:table-cell>
          <table:table-cell table:style-name="Tabla1.B2" office:value-type="string">
            <text:p text:style-name="P2"><text:s/>Glycoside hydrolase, family 1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20</text:p>
          </table:table-cell>
          <table:table-cell table:style-name="Tabla1.B2" office:value-type="string">
            <text:p text:style-name="P2"><text:s/>Oxidoreductase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70</text:p>
          </table:table-cell>
          <table:table-cell table:style-name="Tabla1.B2" office:value-type="string">
            <text:p text:style-name="P2"><text:s/>Protein of unknown function DUF346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1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5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80</text:p>
          </table:table-cell>
          <table:table-cell table:style-name="Tabla1.B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30</text:p>
          </table:table-cell>
          <table:table-cell table:style-name="Tabla1.B2" office:value-type="string">
            <text:p text:style-name="P2"><text:s/>DNA/RNA helicase, DEAD/DEAH box 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9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4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30</text:p>
          </table:table-cell>
          <table:table-cell table:style-name="Tabla1.B2" office:value-type="string">
            <text:p text:style-name="P2"><text:s/>Dons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00</text:p>
          </table:table-cell>
          <table:table-cell table:style-name="Tabla1.B2" office:value-type="string">
            <text:p text:style-name="P2"><text:s/>Decaprenyl diphosphate synth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80</text:p>
          </table:table-cell>
          <table:table-cell table:style-name="Tabla1.B2" office:value-type="string">
            <text:p text:style-name="P2"><text:s/>Mitochondrial import inner membrane translocase subunit Tim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4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55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6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4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7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7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890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70</text:p>
          </table:table-cell>
          <table:table-cell table:style-name="Tabla1.B2" office:value-type="string">
            <text:p text:style-name="P2"><text:s/>Mitochondrial import inner membrane translocase subunit Tim10/Tim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50</text:p>
          </table:table-cell>
          <table:table-cell table:style-name="Tabla1.B2" office:value-type="string">
            <text:p text:style-name="P2"><text:s/>Frag1/DRAM/Sfk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0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1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4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10</text:p>
          </table:table-cell>
          <table:table-cell table:style-name="Tabla1.B2" office:value-type="string">
            <text:p text:style-name="P2"><text:s/>TPM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2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8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00</text:p>
          </table:table-cell>
          <table:table-cell table:style-name="Tabla1.B2" office:value-type="string">
            <text:p text:style-name="P2"><text:s/>Ribosomal protein L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10</text:p>
          </table:table-cell>
          <table:table-cell table:style-name="Tabla1.B2" office:value-type="string">
            <text:p text:style-name="P2"><text:s/>Trans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25</text:p>
          </table:table-cell>
          <table:table-cell table:style-name="Tabla1.B2" office:value-type="string">
            <text:p text:style-name="P2"><text:s/>Domain of unknown function DUF36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9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50</text:p>
          </table:table-cell>
          <table:table-cell table:style-name="Tabla1.B2" office:value-type="string">
            <text:p text:style-name="P2"><text:s/>SOUL haem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7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10</text:p>
          </table:table-cell>
          <table:table-cell table:style-name="Tabla1.B2" office:value-type="string">
            <text:p text:style-name="P2"><text:s/>Mitochondrial outer membrane translocase complex, subunit Tom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8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10</text:p>
          </table:table-cell>
          <table:table-cell table:style-name="Tabla1.B2" office:value-type="string">
            <text:p text:style-name="P2"><text:s/>Mitochondrial inner membrane translocase subunit Tim17/Tim22/Tim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4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60</text:p>
          </table:table-cell>
          <table:table-cell table:style-name="Tabla1.B2" office:value-type="string">
            <text:p text:style-name="P2"><text:s/>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2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50</text:p>
          </table:table-cell>
          <table:table-cell table:style-name="Tabla1.B2" office:value-type="string">
            <text:p text:style-name="P2"><text:s/>2-oxoglutarate dehydrogenase, E1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0</text:p>
          </table:table-cell>
          <table:table-cell table:style-name="Tabla1.B2" office:value-type="string">
            <text:p text:style-name="P2"><text:s/>Cyclin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5</text:p>
          </table:table-cell>
          <table:table-cell table:style-name="Tabla1.B2" office:value-type="string">
            <text:p text:style-name="P2"><text:s/>NADH dehydrogenase [ubiquinone]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0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2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30</text:p>
          </table:table-cell>
          <table:table-cell table:style-name="Tabla1.B2" office:value-type="string">
            <text:p text:style-name="P2"><text:s/>Leucine rich repea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20</text:p>
          </table:table-cell>
          <table:table-cell table:style-name="Tabla1.B2" office:value-type="string">
            <text:p text:style-name="P2"><text:s/>Aspartyl/glutamyl-tRNAAsn/Gln amidotransferase, C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60</text:p>
          </table:table-cell>
          <table:table-cell table:style-name="Tabla1.B2" office:value-type="string">
            <text:p text:style-name="P2"><text:s/>Protein of unknown function DUF318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1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20</text:p>
          </table:table-cell>
          <table:table-cell table:style-name="Tabla1.B2" office:value-type="string">
            <text:p text:style-name="P2"><text:s/>SPOUT methyltransferase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4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0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4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60</text:p>
          </table:table-cell>
          <table:table-cell table:style-name="Tabla1.B2" office:value-type="string">
            <text:p text:style-name="P2"><text:s/>Origin recognition complex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9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50</text:p>
          </table:table-cell>
          <table:table-cell table:style-name="Tabla1.B2" office:value-type="string">
            <text:p text:style-name="P2"><text:s/>POP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8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9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10</text:p>
          </table:table-cell>
          <table:table-cell table:style-name="Tabla1.B2" office:value-type="string">
            <text:p text:style-name="P2"><text:s/>Pinin/SDK/Mem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20</text:p>
          </table:table-cell>
          <table:table-cell table:style-name="Tabla1.B2" office:value-type="string">
            <text:p text:style-name="P2"><text:s/>Carboxylesterase, typ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00</text:p>
          </table:table-cell>
          <table:table-cell table:style-name="Tabla1.B2" office:value-type="string">
            <text:p text:style-name="P2"><text:s/>MiaB-like tRNA modifying enzyme, archae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5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130</text:p>
          </table:table-cell>
          <table:table-cell table:style-name="Tabla1.B2" office:value-type="string">
            <text:p text:style-name="P2"><text:s/>T-complex protein 1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40</text:p>
          </table:table-cell>
          <table:table-cell table:style-name="Tabla1.B2" office:value-type="string">
            <text:p text:style-name="P2"><text:s/>tRNA wybutosine-synth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40</text:p>
          </table:table-cell>
          <table:table-cell table:style-name="Tabla1.B2" office:value-type="string">
            <text:p text:style-name="P2"><text:s/>Ribosomal protein S2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90</text:p>
          </table:table-cell>
          <table:table-cell table:style-name="Tabla1.B2" office:value-type="string">
            <text:p text:style-name="P2">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6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90</text:p>
          </table:table-cell>
          <table:table-cell table:style-name="Tabla1.B2" office:value-type="string">
            <text:p text:style-name="P2"><text:s/>Transcription factor jumonji, Jmj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90</text:p>
          </table:table-cell>
          <table:table-cell table:style-name="Tabla1.B2" office:value-type="string">
            <text:p text:style-name="P2"><text:s/>SOUL haem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4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5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3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7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0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10</text:p>
          </table:table-cell>
          <table:table-cell table:style-name="Tabla1.B2" office:value-type="string">
            <text:p text:style-name="P2"><text:s/>Beta-hydroxyacyl-acyl-carrier-protein dehydratase FabZ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60</text:p>
          </table:table-cell>
          <table:table-cell table:style-name="Tabla1.B2" office:value-type="string">
            <text:p text:style-name="P2"><text:s/>Saposin-like type B,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9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50</text:p>
          </table:table-cell>
          <table:table-cell table:style-name="Tabla1.B2" office:value-type="string">
            <text:p text:style-name="P2"><text:s/>Bromo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60</text:p>
          </table:table-cell>
          <table:table-cell table:style-name="Tabla1.B2" office:value-type="string">
            <text:p text:style-name="P2"><text:s/>RNA-binding S4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6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5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70</text:p>
          </table:table-cell>
          <table:table-cell table:style-name="Tabla1.B2" office:value-type="string">
            <text:p text:style-name="P2"><text:s/>5-methyltetrahydrofolate--homocyste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82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2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50</text:p>
          </table:table-cell>
          <table:table-cell table:style-name="Tabla1.B2" office:value-type="string">
            <text:p text:style-name="P2"><text:s/>tRNA 2-selen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6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2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30</text:p>
          </table:table-cell>
          <table:table-cell table:style-name="Tabla1.B2" office:value-type="string">
            <text:p text:style-name="P2"><text:s/>Amino acid transporter, transmembra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8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90</text:p>
          </table:table-cell>
          <table:table-cell table:style-name="Tabla1.B2" office:value-type="string">
            <text:p text:style-name="P2"><text:s/>NADH-ubiquinone reductase complex 1 MLRQ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70</text:p>
          </table:table-cell>
          <table:table-cell table:style-name="Tabla1.B2" office:value-type="string">
            <text:p text:style-name="P2"><text:s/>Engulfment/cell motility, ELMO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1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20</text:p>
          </table:table-cell>
          <table:table-cell table:style-name="Tabla1.B2" office:value-type="string">
            <text:p text:style-name="P2"><text:s/>Succinyl-CoA synthe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5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60</text:p>
          </table:table-cell>
          <table:table-cell table:style-name="Tabla1.B2" office:value-type="string">
            <text:p text:style-name="P2"><text:s/>Der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2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30</text:p>
          </table:table-cell>
          <table:table-cell table:style-name="Tabla1.B2" office:value-type="string">
            <text:p text:style-name="P2">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3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5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00</text:p>
          </table:table-cell>
          <table:table-cell table:style-name="Tabla1.B2" office:value-type="string">
            <text:p text:style-name="P2"><text:s/>Isoleucine-tRNA ligase, type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47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30</text:p>
          </table:table-cell>
          <table:table-cell table:style-name="Tabla1.B2" office:value-type="string">
            <text:p text:style-name="P2"><text:s/>RHD3/Se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7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1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5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00</text:p>
          </table:table-cell>
          <table:table-cell table:style-name="Tabla1.B2" office:value-type="string">
            <text:p text:style-name="P2"><text:s/>DEAD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5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50</text:p>
          </table:table-cell>
          <table:table-cell table:style-name="Tabla1.B2" office:value-type="string">
            <text:p text:style-name="P2"><text:s/>Methyl-CpG DN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60</text:p>
          </table:table-cell>
          <table:table-cell table:style-name="Tabla1.B2" office:value-type="string">
            <text:p text:style-name="P2"><text:s/>Us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00</text:p>
          </table:table-cell>
          <table:table-cell table:style-name="Tabla1.B2" office:value-type="string">
            <text:p text:style-name="P2">' Cytokinin riboside 5''-monophosphate phosphoribohydrolase LOG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20</text:p>
          </table:table-cell>
          <table:table-cell table:style-name="Tabla1.B2" office:value-type="string">
            <text:p text:style-name="P2"><text:s/>Rc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80</text:p>
          </table:table-cell>
          <table:table-cell table:style-name="Tabla1.B2" office:value-type="string">
            <text:p text:style-name="P2"><text:s/>TATA element modulatory factor 1 TAT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40</text:p>
          </table:table-cell>
          <table:table-cell table:style-name="Tabla1.B2" office:value-type="string">
            <text:p text:style-name="P2"><text:s/>NADH-azoreductase, FMN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00</text:p>
          </table:table-cell>
          <table:table-cell table:style-name="Tabla1.B2" office:value-type="string">
            <text:p text:style-name="P2"><text:s/>Manganese/iron superoxide dismutase,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50</text:p>
          </table:table-cell>
          <table:table-cell table:style-name="Tabla1.B2" office:value-type="string">
            <text:p text:style-name="P2"><text:s/>Cactin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4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9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7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4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00</text:p>
          </table:table-cell>
          <table:table-cell table:style-name="Tabla1.B2" office:value-type="string">
            <text:p text:style-name="P2"><text:s/>Peptidase M20,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10</text:p>
          </table:table-cell>
          <table:table-cell table:style-name="Tabla1.B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5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6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4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9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40</text:p>
          </table:table-cell>
          <table:table-cell table:style-name="Tabla1.B2" office:value-type="string">
            <text:p text:style-name="P2"><text:s/>Molybdenum cofactor biosynthesis, 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00</text:p>
          </table:table-cell>
          <table:table-cell table:style-name="Tabla1.B2" office:value-type="string">
            <text:p text:style-name="P2"><text:s/>Tat binding protein 1-interac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00</text:p>
          </table:table-cell>
          <table:table-cell table:style-name="Tabla1.B2" office:value-type="string">
            <text:p text:style-name="P2"><text:s/>Proline-rich protein PR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10</text:p>
          </table:table-cell>
          <table:table-cell table:style-name="Tabla1.B2" office:value-type="string">
            <text:p text:style-name="P2"><text:s/>RNA methyltransferase, Rs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3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70</text:p>
          </table:table-cell>
          <table:table-cell table:style-name="Tabla1.B2" office:value-type="string">
            <text:p text:style-name="P2"><text:s/>Peptidase M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0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7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30</text:p>
          </table:table-cell>
          <table:table-cell table:style-name="Tabla1.B2" office:value-type="string">
            <text:p text:style-name="P2"><text:s/>Nuclear pore localisation protein NPL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0</text:p>
          </table:table-cell>
          <table:table-cell table:style-name="Tabla1.B2" office:value-type="string">
            <text:p text:style-name="P2"><text:s/>Arfaptin homology AH domain/BA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300</text:p>
          </table:table-cell>
          <table:table-cell table:style-name="Tabla1.B2" office:value-type="string">
            <text:p text:style-name="P2"><text:s/>Protein of unknown function DUF788, TMEM2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1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8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30</text:p>
          </table:table-cell>
          <table:table-cell table:style-name="Tabla1.B2" office:value-type="string">
            <text:p text:style-name="P2"><text:s/>Gamma tubulin complex protein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3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1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3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40</text:p>
          </table:table-cell>
          <table:table-cell table:style-name="Tabla1.B2" office:value-type="string">
            <text:p text:style-name="P2"><text:s/>Arsenite/antimonite efflux pump membrane protein, <text:s/>Ars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70</text:p>
          </table:table-cell>
          <table:table-cell table:style-name="Tabla1.B2" office:value-type="string">
            <text:p text:style-name="P2"><text:s/>Reactive oxygen species modula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20</text:p>
          </table:table-cell>
          <table:table-cell table:style-name="Tabla1.B2" office:value-type="string">
            <text:p text:style-name="P2"><text:s/>Band 7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4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8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9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50</text:p>
          </table:table-cell>
          <table:table-cell table:style-name="Tabla1.B2" office:value-type="string">
            <text:p text:style-name="P2"><text:s/>PetM of cytochrome b6/f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30</text:p>
          </table:table-cell>
          <table:table-cell table:style-name="Tabla1.B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4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90</text:p>
          </table:table-cell>
          <table:table-cell table:style-name="Tabla1.B2" office:value-type="string">
            <text:p text:style-name="P2"><text:s/>Succinyl-CoA synthe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40</text:p>
          </table:table-cell>
          <table:table-cell table:style-name="Tabla1.B2" office:value-type="string">
            <text:p text:style-name="P2"><text:s/>Sensitivity To Red Light Reduced-like, S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1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5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00</text:p>
          </table:table-cell>
          <table:table-cell table:style-name="Tabla1.B2" office:value-type="string">
            <text:p text:style-name="P2"><text:s/>Initiator tRNA phosphoribosyl 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501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60</text:p>
          </table:table-cell>
          <table:table-cell table:style-name="Tabla1.B2" office:value-type="string">
            <text:p text:style-name="P2"><text:s/>Vesicle transport protein, 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2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50</text:p>
          </table:table-cell>
          <table:table-cell table:style-name="Tabla1.B2" office:value-type="string">
            <text:p text:style-name="P2"><text:s/>IGR protei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60</text:p>
          </table:table-cell>
          <table:table-cell table:style-name="Tabla1.B2" office:value-type="string">
            <text:p text:style-name="P2"><text:s/>SP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60</text:p>
          </table:table-cell>
          <table:table-cell table:style-name="Tabla1.B2" office:value-type="string">
            <text:p text:style-name="P2"><text:s/>HCNGP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70</text:p>
          </table:table-cell>
          <table:table-cell table:style-name="Tabla1.B2" office:value-type="string">
            <text:p text:style-name="P2"><text:s/>Galectin, carbohydrate recogni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4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6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90</text:p>
          </table:table-cell>
          <table:table-cell table:style-name="Tabla1.B2" office:value-type="string">
            <text:p text:style-name="P2"><text:s/>Galactose oxidase, beta-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0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70</text:p>
          </table:table-cell>
          <table:table-cell table:style-name="Tabla1.B2" office:value-type="string">
            <text:p text:style-name="P2"><text:s/>DNA photolyase, FAD-binding/Cryptochro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10</text:p>
          </table:table-cell>
          <table:table-cell table:style-name="Tabla1.B2" office:value-type="string">
            <text:p text:style-name="P2"><text:s/>Breast cancer type 1 susceptibility protein BRC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30</text:p>
          </table:table-cell>
          <table:table-cell table:style-name="Tabla1.B2" office:value-type="string">
            <text:p text:style-name="P2"><text:s/>DNA polymer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20</text:p>
          </table:table-cell>
          <table:table-cell table:style-name="Tabla1.B2" office:value-type="string">
            <text:p text:style-name="P2"><text:s/>Transcription factor IIIC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4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70</text:p>
          </table:table-cell>
          <table:table-cell table:style-name="Tabla1.B2" office:value-type="string">
            <text:p text:style-name="P2"><text:s/>Ammonium transporter Amt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2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1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90</text:p>
          </table:table-cell>
          <table:table-cell table:style-name="Tabla1.B2" office:value-type="string">
            <text:p text:style-name="P2"><text:s/>H/ACA ribonucleoprotein complex, subunit Nop1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50</text:p>
          </table:table-cell>
          <table:table-cell table:style-name="Tabla1.B2" office:value-type="string">
            <text:p text:style-name="P2"><text:s/>SAC3/GANP/Nin1/mts3/eIF-3 p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00</text:p>
          </table:table-cell>
          <table:table-cell table:style-name="Tabla1.B2" office:value-type="string">
            <text:p text:style-name="P2"><text:s/>Photosystem I PsaG/PsaK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9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1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50</text:p>
          </table:table-cell>
          <table:table-cell table:style-name="Tabla1.B2" office:value-type="string">
            <text:p text:style-name="P2"><text:s/>Histone methylation DO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1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5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7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6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7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0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1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7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00</text:p>
          </table:table-cell>
          <table:table-cell table:style-name="Tabla1.B2" office:value-type="string">
            <text:p text:style-name="P2"><text:s/>PRO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9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40</text:p>
          </table:table-cell>
          <table:table-cell table:style-name="Tabla1.B2" office:value-type="string">
            <text:p text:style-name="P2"><text:s/>HAD-superfamily hydrolase,subfamily I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8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40</text:p>
          </table:table-cell>
          <table:table-cell table:style-name="Tabla1.B2" office:value-type="string">
            <text:p text:style-name="P2"><text:s/>Peptidase S24/S26A/S26B/S26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8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890</text:p>
          </table:table-cell>
          <table:table-cell table:style-name="Tabla1.B2" office:value-type="string">
            <text:p text:style-name="P2"><text:s/>DNA/RNA-binding protein Al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30</text:p>
          </table:table-cell>
          <table:table-cell table:style-name="Tabla1.B2" office:value-type="string">
            <text:p text:style-name="P2"><text:s/>Serine endopeptidase Deg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70</text:p>
          </table:table-cell>
          <table:table-cell table:style-name="Tabla1.B2" office:value-type="string">
            <text:p text:style-name="P2"><text:s/>Protein of unknown function DUF30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50</text:p>
          </table:table-cell>
          <table:table-cell table:style-name="Tabla1.B2" office:value-type="string">
            <text:p text:style-name="P2"><text:s/>Protein of unknown function DUF23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70</text:p>
          </table:table-cell>
          <table:table-cell table:style-name="Tabla1.B2" office:value-type="string">
            <text:p text:style-name="P2"><text:s/>Inhibitor of growth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8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3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60</text:p>
          </table:table-cell>
          <table:table-cell table:style-name="Tabla1.B2" office:value-type="string">
            <text:p text:style-name="P2"><text:s/>Organic solute transporter Ost-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2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00</text:p>
          </table:table-cell>
          <table:table-cell table:style-name="Tabla1.B2" office:value-type="string">
            <text:p text:style-name="P2"><text:s/>Autophagy-related protein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1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30</text:p>
          </table:table-cell>
          <table:table-cell table:style-name="Tabla1.B2" office:value-type="string">
            <text:p text:style-name="P2"><text:s/>Protein of unknown function DUF3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90</text:p>
          </table:table-cell>
          <table:table-cell table:style-name="Tabla1.B2" office:value-type="string">
            <text:p text:style-name="P2"><text:s/>PDZ-binding protein, CRIP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5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70</text:p>
          </table:table-cell>
          <table:table-cell table:style-name="Tabla1.B2" office:value-type="string">
            <text:p text:style-name="P2"><text:s/>Kae1/Ygj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9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4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1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7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220</text:p>
          </table:table-cell>
          <table:table-cell table:style-name="Tabla1.B2" office:value-type="string">
            <text:p text:style-name="P2"><text:s/>Maf1 regula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60</text:p>
          </table:table-cell>
          <table:table-cell table:style-name="Tabla1.B2" office:value-type="string">
            <text:p text:style-name="P2"><text:s/>Protein of unknown function DUF14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2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20</text:p>
          </table:table-cell>
          <table:table-cell table:style-name="Tabla1.B2" office:value-type="string">
            <text:p text:style-name="P2"><text:s/>Peptidyl-prolyl cis-trans isomerase, PpiC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4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8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90</text:p>
          </table:table-cell>
          <table:table-cell table:style-name="Tabla1.B2" office:value-type="string">
            <text:p text:style-name="P2"><text:s/>Eukaryotic initiation factor 3, gam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4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1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20</text:p>
          </table:table-cell>
          <table:table-cell table:style-name="Tabla1.B2" office:value-type="string">
            <text:p text:style-name="P2"><text:s/>Ribosomal protein L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8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6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70</text:p>
          </table:table-cell>
          <table:table-cell table:style-name="Tabla1.B2" office:value-type="string">
            <text:p text:style-name="P2"><text:s/>Glucosamine-fructose-6-phosphate aminotransferase, isomeri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40</text:p>
          </table:table-cell>
          <table:table-cell table:style-name="Tabla1.B2" office:value-type="string">
            <text:p text:style-name="P2"><text:s/>Bicarbonate transporter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80</text:p>
          </table:table-cell>
          <table:table-cell table:style-name="Tabla1.B2" office:value-type="string">
            <text:p text:style-name="P2"><text:s/>Protein of unknown function DUF20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20</text:p>
          </table:table-cell>
          <table:table-cell table:style-name="Tabla1.B2" office:value-type="string">
            <text:p text:style-name="P2"><text:s/>JAB/MP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6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60</text:p>
          </table:table-cell>
          <table:table-cell table:style-name="Tabla1.B2" office:value-type="string">
            <text:p text:style-name="P2"><text:s/>Photosystem II Psb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3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950</text:p>
          </table:table-cell>
          <table:table-cell table:style-name="Tabla1.B2" office:value-type="string">
            <text:p text:style-name="P2"><text:s/>Exosome complex RNA-binding protein 1/RRP40/RRP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6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5000</text:p>
          </table:table-cell>
          <table:table-cell table:style-name="Tabla1.B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5010</text:p>
          </table:table-cell>
          <table:table-cell table:style-name="Tabla1.B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5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8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0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1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50</text:p>
          </table:table-cell>
          <table:table-cell table:style-name="Tabla1.B2" office:value-type="string">
            <text:p text:style-name="P2"><text:s/>Photosystem I PsaN, reaction centre subunit 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8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80</text:p>
          </table:table-cell>
          <table:table-cell table:style-name="Tabla1.B2" office:value-type="string">
            <text:p text:style-name="P2"><text:s/>Am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8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2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3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4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80</text:p>
          </table:table-cell>
          <table:table-cell table:style-name="Tabla1.B2" office:value-type="string">
            <text:p text:style-name="P2"><text:s/>Ubiquitin-like protein Atg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50</text:p>
          </table:table-cell>
          <table:table-cell table:style-name="Tabla1.B2" office:value-type="string">
            <text:p text:style-name="P2"><text:s/>Uso1/p115-like vesicle tethering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10</text:p>
          </table:table-cell>
          <table:table-cell table:style-name="Tabla1.B2" office:value-type="string">
            <text:p text:style-name="P2"><text:s/>WASH complex, subunit strumpel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40</text:p>
          </table:table-cell>
          <table:table-cell table:style-name="Tabla1.B2" office:value-type="string">
            <text:p text:style-name="P2"><text:s/>Glucose-inhibited division protein A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50</text:p>
          </table:table-cell>
          <table:table-cell table:style-name="Tabla1.B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80</text:p>
          </table:table-cell>
          <table:table-cell table:style-name="Tabla1.B2" office:value-type="string">
            <text:p text:style-name="P2"><text:s/>IMP-specific 5-nucleo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9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60</text:p>
          </table:table-cell>
          <table:table-cell table:style-name="Tabla1.B2" office:value-type="string">
            <text:p text:style-name="P2"><text:s/>Small-subunit processome, Utp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0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30</text:p>
          </table:table-cell>
          <table:table-cell table:style-name="Tabla1.B2" office:value-type="string">
            <text:p text:style-name="P2"><text:s/>Peptidase M50, putative membrane-associated zinc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40</text:p>
          </table:table-cell>
          <table:table-cell table:style-name="Tabla1.B2" office:value-type="string">
            <text:p text:style-name="P2"><text:s/>Ribosomal protein L29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660</text:p>
          </table:table-cell>
          <table:table-cell table:style-name="Tabla1.B2" office:value-type="string">
            <text:p text:style-name="P2"><text:s/>Glucose-inhibited division protein A-relate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90</text:p>
          </table:table-cell>
          <table:table-cell table:style-name="Tabla1.B2" office:value-type="string">
            <text:p text:style-name="P2"><text:s/>Protein of unknown function DUF7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50</text:p>
          </table:table-cell>
          <table:table-cell table:style-name="Tabla1.B2" office:value-type="string">
            <text:p text:style-name="P2"><text:s/>Protein phosphatase 2C, manganese/magnesium aspart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70</text:p>
          </table:table-cell>
          <table:table-cell table:style-name="Tabla1.B2" office:value-type="string">
            <text:p text:style-name="P2"><text:s/>Protein of unknown function DUF77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40</text:p>
          </table:table-cell>
          <table:table-cell table:style-name="Tabla1.B2" office:value-type="string">
            <text:p text:style-name="P2"><text:s/>Heavy-metal-associate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3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9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10</text:p>
          </table:table-cell>
          <table:table-cell table:style-name="Tabla1.B2" office:value-type="string">
            <text:p text:style-name="P2"><text:s/>Conserved hypothetical protein CHP020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20</text:p>
          </table:table-cell>
          <table:table-cell table:style-name="Tabla1.B2" office:value-type="string">
            <text:p text:style-name="P2"><text:s/>Protein DA1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0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60</text:p>
          </table:table-cell>
          <table:table-cell table:style-name="Tabla1.B2" office:value-type="string">
            <text:p text:style-name="P2"><text:s/>Proteasome maturation factor UM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4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00</text:p>
          </table:table-cell>
          <table:table-cell table:style-name="Tabla1.B2" office:value-type="string">
            <text:p text:style-name="P2"><text:s/>Pter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00</text:p>
          </table:table-cell>
          <table:table-cell table:style-name="Tabla1.B2" office:value-type="string">
            <text:p text:style-name="P2"><text:s/>Adenosine/AMP deami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8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20</text:p>
          </table:table-cell>
          <table:table-cell table:style-name="Tabla1.B2" office:value-type="string">
            <text:p text:style-name="P2"><text:s/>Succinate dehydrogenase/Fumarate reductase, transmembran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50</text:p>
          </table:table-cell>
          <table:table-cell table:style-name="Tabla1.B2" office:value-type="string">
            <text:p text:style-name="P2"><text:s/>Nucleotidyl 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7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90</text:p>
          </table:table-cell>
          <table:table-cell table:style-name="Tabla1.B2" office:value-type="string">
            <text:p text:style-name="P2"><text:s/>Sec-independent protein translocase protein TatA/B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2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70</text:p>
          </table:table-cell>
          <table:table-cell table:style-name="Tabla1.B2" office:value-type="string">
            <text:p text:style-name="P2"><text:s/>Protoporphyrinogen oxidase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8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00</text:p>
          </table:table-cell>
          <table:table-cell table:style-name="Tabla1.B2" office:value-type="string">
            <text:p text:style-name="P2"><text:s/>Domain of unknown function DUF447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20</text:p>
          </table:table-cell>
          <table:table-cell table:style-name="Tabla1.B2" office:value-type="string">
            <text:p text:style-name="P2"><text:s/>Pseudouridine synthase I, Tru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5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3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50</text:p>
          </table:table-cell>
          <table:table-cell table:style-name="Tabla1.B2" office:value-type="string">
            <text:p text:style-name="P2"><text:s/>Tubulin binding cofactor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40</text:p>
          </table:table-cell>
          <table:table-cell table:style-name="Tabla1.B2" office:value-type="string">
            <text:p text:style-name="P2"><text:s/>Ubiquitin-associated/translation elongation factor EF1B, N-terminal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70</text:p>
          </table:table-cell>
          <table:table-cell table:style-name="Tabla1.B2" office:value-type="string">
            <text:p text:style-name="P2"><text:s/>Protein of unknown function DUF200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80</text:p>
          </table:table-cell>
          <table:table-cell table:style-name="Tabla1.B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3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5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3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2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2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5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60</text:p>
          </table:table-cell>
          <table:table-cell table:style-name="Tabla1.B2" office:value-type="string">
            <text:p text:style-name="P2"><text:s/>Dynein heavy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8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1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7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20</text:p>
          </table:table-cell>
          <table:table-cell table:style-name="Tabla1.B2" office:value-type="string">
            <text:p text:style-name="P2"><text:s/>Mre11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1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3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50</text:p>
          </table:table-cell>
          <table:table-cell table:style-name="Tabla1.B2" office:value-type="string">
            <text:p text:style-name="P2"><text:s/>Biopterin transport-related protein B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8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9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00</text:p>
          </table:table-cell>
          <table:table-cell table:style-name="Tabla1.B2" office:value-type="string">
            <text:p text:style-name="P2"><text:s/>Integral membrane protein Te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80</text:p>
          </table:table-cell>
          <table:table-cell table:style-name="Tabla1.B2" office:value-type="string">
            <text:p text:style-name="P2"><text:s/>LNS2, Lipin/Ned1/Sm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50</text:p>
          </table:table-cell>
          <table:table-cell table:style-name="Tabla1.B2" office:value-type="string">
            <text:p text:style-name="P2"><text:s/>Zinc finger, double-stranded RN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8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9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50</text:p>
          </table:table-cell>
          <table:table-cell table:style-name="Tabla1.B2" office:value-type="string">
            <text:p text:style-name="P2"><text:s/>Tensin phosphatase, C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70</text:p>
          </table:table-cell>
          <table:table-cell table:style-name="Tabla1.B2" office:value-type="string">
            <text:p text:style-name="P2"><text:s/>Protein of unknown function DUF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9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1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2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8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8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90</text:p>
          </table:table-cell>
          <table:table-cell table:style-name="Tabla1.B2" office:value-type="string">
            <text:p text:style-name="P2">' Pseudouridine-5''-phosphate glycosid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5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80</text:p>
          </table:table-cell>
          <table:table-cell table:style-name="Tabla1.B2" office:value-type="string">
            <text:p text:style-name="P2"><text:s/>Uncharacterised conserved protein UCP0145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2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30</text:p>
          </table:table-cell>
          <table:table-cell table:style-name="Tabla1.B2" office:value-type="string">
            <text:p text:style-name="P2"><text:s/>A1 cistron-splicing factor, AA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80</text:p>
          </table:table-cell>
          <table:table-cell table:style-name="Tabla1.B2" office:value-type="string">
            <text:p text:style-name="P2"><text:s/>Alanine-tRNA ligase, class IIc, anti-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40</text:p>
          </table:table-cell>
          <table:table-cell table:style-name="Tabla1.B2" office:value-type="string">
            <text:p text:style-name="P2"><text:s/>DNA-directed RNA polymerase Rpb11, 13-16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75</text:p>
          </table:table-cell>
          <table:table-cell table:style-name="Tabla1.B2" office:value-type="string">
            <text:p text:style-name="P2"><text:s/>V-ATPase proteolipid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05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9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10</text:p>
          </table:table-cell>
          <table:table-cell table:style-name="Tabla1.B2" office:value-type="string">
            <text:p text:style-name="P2"><text:s/>Ribulose bisphosphate carboxylase, large subunit, ferrodoxin-like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4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90</text:p>
          </table:table-cell>
          <table:table-cell table:style-name="Tabla1.B2" office:value-type="string">
            <text:p text:style-name="P2"><text:s/>Tetraspanin/Periphe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6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90</text:p>
          </table:table-cell>
          <table:table-cell table:style-name="Tabla1.B2" office:value-type="string">
            <text:p text:style-name="P2"><text:s/>Mediator complex, subunit Med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7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80</text:p>
          </table:table-cell>
          <table:table-cell table:style-name="Tabla1.B2" office:value-type="string">
            <text:p text:style-name="P2"><text:s/>YCII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10</text:p>
          </table:table-cell>
          <table:table-cell table:style-name="Tabla1.B2" office:value-type="string">
            <text:p text:style-name="P2"><text:s/>Riboflavin biosynthesis protein Rib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2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30</text:p>
          </table:table-cell>
          <table:table-cell table:style-name="Tabla1.B2" office:value-type="string">
            <text:p text:style-name="P2"><text:s/>Diphthamide synthesis DHP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0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10</text:p>
          </table:table-cell>
          <table:table-cell table:style-name="Tabla1.B2" office:value-type="string">
            <text:p text:style-name="P2"><text:s/>Nucleic acid-binding, OB-fold n/a 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4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20</text:p>
          </table:table-cell>
          <table:table-cell table:style-name="Tabla1.B2" office:value-type="string">
            <text:p text:style-name="P2"><text:s/>Phenylalanine-tRNA ligase, beta subunit, ferrodoxin-fold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60</text:p>
          </table:table-cell>
          <table:table-cell table:style-name="Tabla1.B2" office:value-type="string">
            <text:p text:style-name="P2"><text:s/>Conserved oligomeric Golgi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3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90</text:p>
          </table:table-cell>
          <table:table-cell table:style-name="Tabla1.B2" office:value-type="string">
            <text:p text:style-name="P2"><text:s/>Ribosome-binding factor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70</text:p>
          </table:table-cell>
          <table:table-cell table:style-name="Tabla1.B2" office:value-type="string">
            <text:p text:style-name="P2"><text:s/>SF-assemb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40</text:p>
          </table:table-cell>
          <table:table-cell table:style-name="Tabla1.B2" office:value-type="string">
            <text:p text:style-name="P2"><text:s/>1-acyl-sn-glycerol-3-phosphate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1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70</text:p>
          </table:table-cell>
          <table:table-cell table:style-name="Tabla1.B2" office:value-type="string">
            <text:p text:style-name="P2"><text:s/>Protein of unknown function DUF37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8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00</text:p>
          </table:table-cell>
          <table:table-cell table:style-name="Tabla1.B2" office:value-type="string">
            <text:p text:style-name="P2"><text:s/>Protein of unknown function DUF1517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53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6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40</text:p>
          </table:table-cell>
          <table:table-cell table:style-name="Tabla1.B2" office:value-type="string">
            <text:p text:style-name="P2"><text:s/>Glycoside hydrolase, family 2/20, immunoglobulin-like beta-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00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2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0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30</text:p>
          </table:table-cell>
          <table:table-cell table:style-name="Tabla1.B2" office:value-type="string">
            <text:p text:style-name="P2"><text:s/>Nuclear protein DGCR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20</text:p>
          </table:table-cell>
          <table:table-cell table:style-name="Tabla1.B2" office:value-type="string">
            <text:p text:style-name="P2"><text:s/>Protein of unknown function DUF29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2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30</text:p>
          </table:table-cell>
          <table:table-cell table:style-name="Tabla1.B2" office:value-type="string">
            <text:p text:style-name="P2"><text:s/>Eukaryotic translation initiation factor 3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6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40</text:p>
          </table:table-cell>
          <table:table-cell table:style-name="Tabla1.B2" office:value-type="string">
            <text:p text:style-name="P2"><text:s/>Phospholipase/carboxylesterase/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4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30</text:p>
          </table:table-cell>
          <table:table-cell table:style-name="Tabla1.B2" office:value-type="string">
            <text:p text:style-name="P2"><text:s/>Protein phosphatase 4 core regulatory subunit 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7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8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00</text:p>
          </table:table-cell>
          <table:table-cell table:style-name="Tabla1.B2" office:value-type="string">
            <text:p text:style-name="P2"><text:s/>Protein-L-isoaspartateD-aspartate O-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720</text:p>
          </table:table-cell>
          <table:table-cell table:style-name="Tabla1.B2" office:value-type="string">
            <text:p text:style-name="P2"><text:s/>Protein of unknown function DUF29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60</text:p>
          </table:table-cell>
          <table:table-cell table:style-name="Tabla1.B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8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70</text:p>
          </table:table-cell>
          <table:table-cell table:style-name="Tabla1.B2" office:value-type="string">
            <text:p text:style-name="P2"><text:s/>SMN complex, gem-associated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00</text:p>
          </table:table-cell>
          <table:table-cell table:style-name="Tabla1.B2" office:value-type="string">
            <text:p text:style-name="P2"><text:s/>Ribosomal protein S35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4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70</text:p>
          </table:table-cell>
          <table:table-cell table:style-name="Tabla1.B2" office:value-type="string">
            <text:p text:style-name="P2"><text:s/>MIF4-like, type 1/2/3 n/a 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50</text:p>
          </table:table-cell>
          <table:table-cell table:style-name="Tabla1.B2" office:value-type="string">
            <text:p text:style-name="P2"><text:s/>DnaJ-like protein C1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8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10</text:p>
          </table:table-cell>
          <table:table-cell table:style-name="Tabla1.B2" office:value-type="string">
            <text:p text:style-name="P2"><text:s/>WL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20</text:p>
          </table:table-cell>
          <table:table-cell table:style-name="Tabla1.B2" office:value-type="string">
            <text:p text:style-name="P2"><text:s/>Putative glutamine amidotransferase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6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70</text:p>
          </table:table-cell>
          <table:table-cell table:style-name="Tabla1.B2" office:value-type="string">
            <text:p text:style-name="P2"><text:s/>Gamma interferon inducible lysosomal thiol reductase GIL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80</text:p>
          </table:table-cell>
          <table:table-cell table:style-name="Tabla1.B2" office:value-type="string">
            <text:p text:style-name="P2">' 4''-phosphopantetheinyl transferase superfamily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50</text:p>
          </table:table-cell>
          <table:table-cell table:style-name="Tabla1.B2" office:value-type="string">
            <text:p text:style-name="P2"><text:s/>Suppressor of for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70</text:p>
          </table:table-cell>
          <table:table-cell table:style-name="Tabla1.B2" office:value-type="string">
            <text:p text:style-name="P2">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80</text:p>
          </table:table-cell>
          <table:table-cell table:style-name="Tabla1.B2" office:value-type="string">
            <text:p text:style-name="P2"><text:s/>Ribosomal protein L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7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8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3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4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80</text:p>
          </table:table-cell>
          <table:table-cell table:style-name="Tabla1.B2" office:value-type="string">
            <text:p text:style-name="P2"><text:s/>Succinate dehydrogenase [ubiquinone] cytochrome b small subunit, CybS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370</text:p>
          </table:table-cell>
          <table:table-cell table:style-name="Tabla1.B2" office:value-type="string">
            <text:p text:style-name="P2"><text:s/>Cyc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40</text:p>
          </table:table-cell>
          <table:table-cell table:style-name="Tabla1.B2" office:value-type="string">
            <text:p text:style-name="P2"><text:s/>GrpE nucleotide exchange factor, coiled-coi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6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10</text:p>
          </table:table-cell>
          <table:table-cell table:style-name="Tabla1.B2" office:value-type="string">
            <text:p text:style-name="P2"><text:s/>Carbamoyl-phosphate synthase large subunit, CPS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7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6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8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2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8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8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90</text:p>
          </table:table-cell>
          <table:table-cell table:style-name="Tabla1.B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6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30</text:p>
          </table:table-cell>
          <table:table-cell table:style-name="Tabla1.B2" office:value-type="string">
            <text:p text:style-name="P2"><text:s/>Peptidase C2, calpa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60</text:p>
          </table:table-cell>
          <table:table-cell table:style-name="Tabla1.B2" office:value-type="string">
            <text:p text:style-name="P2"><text:s/>SecY/SEC61-alpha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0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60</text:p>
          </table:table-cell>
          <table:table-cell table:style-name="Tabla1.B2" office:value-type="string">
            <text:p text:style-name="P2"><text:s/>LRA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00</text:p>
          </table:table-cell>
          <table:table-cell table:style-name="Tabla1.B2" office:value-type="string">
            <text:p text:style-name="P2"><text:s/>Zinc finger C2H2-type/integrase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60</text:p>
          </table:table-cell>
          <table:table-cell table:style-name="Tabla1.B2" office:value-type="string">
            <text:p text:style-name="P2"><text:s/>Ribonuclease H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70</text:p>
          </table:table-cell>
          <table:table-cell table:style-name="Tabla1.B2" office:value-type="string">
            <text:p text:style-name="P2"><text:s/>Beta-lactam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8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0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50</text:p>
          </table:table-cell>
          <table:table-cell table:style-name="Tabla1.B2" office:value-type="string">
            <text:p text:style-name="P2"><text:s/>Mitochondrial import inner membrane translocase subunit Tim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90</text:p>
          </table:table-cell>
          <table:table-cell table:style-name="Tabla1.B2" office:value-type="string">
            <text:p text:style-name="P2"><text:s/>Adenosine deaminase/edi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4080</text:p>
          </table:table-cell>
          <table:table-cell table:style-name="Tabla1.B2" office:value-type="string">
            <text:p text:style-name="P2"><text:s/>Pre-mRNA-splicing factor <text:s/>Cwf15/Cwc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30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31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00</text:p>
          </table:table-cell>
          <table:table-cell table:style-name="Tabla1.B2" office:value-type="string">
            <text:p text:style-name="P2"><text:s/>Uncharacterised protein family Ycf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00</text:p>
          </table:table-cell>
          <table:table-cell table:style-name="Tabla1.B2" office:value-type="string">
            <text:p text:style-name="P2"><text:s/>Peptidase S9, prolyl olig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2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80</text:p>
          </table:table-cell>
          <table:table-cell table:style-name="Tabla1.B2" office:value-type="string">
            <text:p text:style-name="P2"><text:s/>ATPase, F1 complex, delta/epsilo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0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50</text:p>
          </table:table-cell>
          <table:table-cell table:style-name="Tabla1.B2" office:value-type="string">
            <text:p text:style-name="P2"><text:s/>Ubiquitin fusion degradation protein UF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0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80</text:p>
          </table:table-cell>
          <table:table-cell table:style-name="Tabla1.B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7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4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9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30</text:p>
          </table:table-cell>
          <table:table-cell table:style-name="Tabla1.B2" office:value-type="string">
            <text:p text:style-name="P2"><text:s/>Tyros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50</text:p>
          </table:table-cell>
          <table:table-cell table:style-name="Tabla1.B2" office:value-type="string">
            <text:p text:style-name="P2"><text:s/>Gaa1-like, GPI transamid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60</text:p>
          </table:table-cell>
          <table:table-cell table:style-name="Tabla1.B2" office:value-type="string">
            <text:p text:style-name="P2"><text:s/>GC-rich sequence DNA-binding fact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40</text:p>
          </table:table-cell>
          <table:table-cell table:style-name="Tabla1.B2" office:value-type="string">
            <text:p text:style-name="P2"><text:s/>MOZ/SAS-like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7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80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40</text:p>
          </table:table-cell>
          <table:table-cell table:style-name="Tabla1.B2" office:value-type="string">
            <text:p text:style-name="P2"><text:s/>Immunoglobulin E-se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0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40</text:p>
          </table:table-cell>
          <table:table-cell table:style-name="Tabla1.B2" office:value-type="string">
            <text:p text:style-name="P2"><text:s/>Ubiquitin interacting motif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70</text:p>
          </table:table-cell>
          <table:table-cell table:style-name="Tabla1.B2" office:value-type="string">
            <text:p text:style-name="P2"><text:s/>26S proteasome, regulatory subunit Rpn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8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40</text:p>
          </table:table-cell>
          <table:table-cell table:style-name="Tabla1.B2" office:value-type="string">
            <text:p text:style-name="P2"><text:s/>tRNA wybutosine-synthesiz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6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70</text:p>
          </table:table-cell>
          <table:table-cell table:style-name="Tabla1.B2" office:value-type="string">
            <text:p text:style-name="P2"><text:s/>Rad1/Rec1/Rad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3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6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70</text:p>
          </table:table-cell>
          <table:table-cell table:style-name="Tabla1.B2" office:value-type="string">
            <text:p text:style-name="P2"><text:s/>Co-chaperone Hsc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90</text:p>
          </table:table-cell>
          <table:table-cell table:style-name="Tabla1.B2" office:value-type="string">
            <text:p text:style-name="P2"><text:s/>Dihydroneopterin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3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80</text:p>
          </table:table-cell>
          <table:table-cell table:style-name="Tabla1.B2" office:value-type="string">
            <text:p text:style-name="P2"><text:s/>Neurolysin/Thimet oligopept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90</text:p>
          </table:table-cell>
          <table:table-cell table:style-name="Tabla1.B2" office:value-type="string">
            <text:p text:style-name="P2"><text:s/>Cystinosin/ERS1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20</text:p>
          </table:table-cell>
          <table:table-cell table:style-name="Tabla1.B2" office:value-type="string">
            <text:p text:style-name="P2"><text:s/>Adenylylsul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3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60</text:p>
          </table:table-cell>
          <table:table-cell table:style-name="Tabla1.B2" office:value-type="string">
            <text:p text:style-name="P2"><text:s/>Malonyl-CoA ACP transacylase, AC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1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5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10</text:p>
          </table:table-cell>
          <table:table-cell table:style-name="Tabla1.B2" office:value-type="string">
            <text:p text:style-name="P2"><text:s/>Protein arginine N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55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7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7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40</text:p>
          </table:table-cell>
          <table:table-cell table:style-name="Tabla1.B2" office:value-type="string">
            <text:p text:style-name="P2"><text:s/>SE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7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9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00</text:p>
          </table:table-cell>
          <table:table-cell table:style-name="Tabla1.B2" office:value-type="string">
            <text:p text:style-name="P2"><text:s/>DNA-directed RNA polymerase, phage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10</text:p>
          </table:table-cell>
          <table:table-cell table:style-name="Tabla1.B2" office:value-type="string">
            <text:p text:style-name="P2"><text:s/>Ribosomal protein L2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4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9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1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8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0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3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10</text:p>
          </table:table-cell>
          <table:table-cell table:style-name="Tabla1.B2" office:value-type="string">
            <text:p text:style-name="P2"><text:s/>Suppressor of for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10</text:p>
          </table:table-cell>
          <table:table-cell table:style-name="Tabla1.B2" office:value-type="string">
            <text:p text:style-name="P2"><text:s/>NIF system FeS cluster assembly, NifU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130</text:p>
          </table:table-cell>
          <table:table-cell table:style-name="Tabla1.B2" office:value-type="string">
            <text:p text:style-name="P2"><text:s/>FAS1 domain n/a <text:s/>FAS1 domain n/a 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60</text:p>
          </table:table-cell>
          <table:table-cell table:style-name="Tabla1.B2" office:value-type="string">
            <text:p text:style-name="P2"><text:s/>Metall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8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00</text:p>
          </table:table-cell>
          <table:table-cell table:style-name="Tabla1.B2" office:value-type="string">
            <text:p text:style-name="P2"><text:s/>Domain of unknown function CP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30</text:p>
          </table:table-cell>
          <table:table-cell table:style-name="Tabla1.B2" office:value-type="string">
            <text:p text:style-name="P2"><text:s/>Transcription elongation factor S-II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4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0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5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60</text:p>
          </table:table-cell>
          <table:table-cell table:style-name="Tabla1.B2" office:value-type="string">
            <text:p text:style-name="P2"><text:s/>Protein of unknown function DUF25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1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70</text:p>
          </table:table-cell>
          <table:table-cell table:style-name="Tabla1.B2" office:value-type="string">
            <text:p text:style-name="P2"><text:s/>Aminotransferase, class-II, pyridoxal-phosph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80</text:p>
          </table:table-cell>
          <table:table-cell table:style-name="Tabla1.B2" office:value-type="string">
            <text:p text:style-name="P2"><text:s/>Ubiquinone biosynthesis hydroxylase, UbiH/UbiF/VisC/COQ6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4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6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20</text:p>
          </table:table-cell>
          <table:table-cell table:style-name="Tabla1.B2" office:value-type="string">
            <text:p text:style-name="P2"><text:s/>Moybdenum cofactor oxidoreductase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8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4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5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3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40</text:p>
          </table:table-cell>
          <table:table-cell table:style-name="Tabla1.B2" office:value-type="string">
            <text:p text:style-name="P2"><text:s/>BRO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6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80</text:p>
          </table:table-cell>
          <table:table-cell table:style-name="Tabla1.B2" office:value-type="string">
            <text:p text:style-name="P2"><text:s/>Metal-dependent protei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2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6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4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5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20</text:p>
          </table:table-cell>
          <table:table-cell table:style-name="Tabla1.B2" office:value-type="string">
            <text:p text:style-name="P2"><text:s/>Ribosomal protein L31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80</text:p>
          </table:table-cell>
          <table:table-cell table:style-name="Tabla1.B2" office:value-type="string">
            <text:p text:style-name="P2"><text:s/>Rad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40</text:p>
          </table:table-cell>
          <table:table-cell table:style-name="Tabla1.B2" office:value-type="string">
            <text:p text:style-name="P2"><text:s/>Nucleoporin, Nup133/Nup155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0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00</text:p>
          </table:table-cell>
          <table:table-cell table:style-name="Tabla1.B2" office:value-type="string">
            <text:p text:style-name="P2"><text:s/>Domain of unknown function DUF409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35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30</text:p>
          </table:table-cell>
          <table:table-cell table:style-name="Tabla1.B2" office:value-type="string">
            <text:p text:style-name="P2"><text:s/>Leucine aminopeptidase/peptidas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70</text:p>
          </table:table-cell>
          <table:table-cell table:style-name="Tabla1.B2" office:value-type="string">
            <text:p text:style-name="P2"><text:s/>Peroxisomal biogenesis factor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70</text:p>
          </table:table-cell>
          <table:table-cell table:style-name="Tabla1.B2" office:value-type="string">
            <text:p text:style-name="P2"><text:s/>DNA recombination/repair protein RecA, monomer-monomer interfa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40</text:p>
          </table:table-cell>
          <table:table-cell table:style-name="Tabla1.B2" office:value-type="string">
            <text:p text:style-name="P2"><text:s/>RNA polymerase I specific transcription initiation factor RRN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9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2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940</text:p>
          </table:table-cell>
          <table:table-cell table:style-name="Tabla1.B2" office:value-type="string">
            <text:p text:style-name="P2"><text:s/>Glycoside hydrolase, family 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7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10</text:p>
          </table:table-cell>
          <table:table-cell table:style-name="Tabla1.B2" office:value-type="string">
            <text:p text:style-name="P2"><text:s/>ATPase, F1 complex beta subunit/V1 complex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0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50</text:p>
          </table:table-cell>
          <table:table-cell table:style-name="Tabla1.B2" office:value-type="string">
            <text:p text:style-name="P2">' Pseudouridine-5''-phosphate glycosid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00</text:p>
          </table:table-cell>
          <table:table-cell table:style-name="Tabla1.B2" office:value-type="string">
            <text:p text:style-name="P2"><text:s/>Ap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7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2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50</text:p>
          </table:table-cell>
          <table:table-cell table:style-name="Tabla1.B2" office:value-type="string">
            <text:p text:style-name="P2"><text:s/>2-C-methyl-D-erythritol 2,4-cyclodi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2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6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8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00</text:p>
          </table:table-cell>
          <table:table-cell table:style-name="Tabla1.B2" office:value-type="string">
            <text:p text:style-name="P2"><text:s/>DNA 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20</text:p>
          </table:table-cell>
          <table:table-cell table:style-name="Tabla1.B2" office:value-type="string">
            <text:p text:style-name="P2"><text:s/>Sec-independent periplasmic protein transloc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30</text:p>
          </table:table-cell>
          <table:table-cell table:style-name="Tabla1.B2" office:value-type="string">
            <text:p text:style-name="P2"><text:s/>RNase P subunit 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66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0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30</text:p>
          </table:table-cell>
          <table:table-cell table:style-name="Tabla1.B2" office:value-type="string">
            <text:p text:style-name="P2"><text:s/>Cul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50</text:p>
          </table:table-cell>
          <table:table-cell table:style-name="Tabla1.B2" office:value-type="string">
            <text:p text:style-name="P2"><text:s/>Ion transport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60</text:p>
          </table:table-cell>
          <table:table-cell table:style-name="Tabla1.B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40</text:p>
          </table:table-cell>
          <table:table-cell table:style-name="Tabla1.B2" office:value-type="string">
            <text:p text:style-name="P2"><text:s/>DNA primase large subunit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6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70</text:p>
          </table:table-cell>
          <table:table-cell table:style-name="Tabla1.B2" office:value-type="string">
            <text:p text:style-name="P2"><text:s/>Sed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20</text:p>
          </table:table-cell>
          <table:table-cell table:style-name="Tabla1.B2" office:value-type="string">
            <text:p text:style-name="P2"><text:s/>SH3-binding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5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9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1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4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60</text:p>
          </table:table-cell>
          <table:table-cell table:style-name="Tabla1.B2" office:value-type="string">
            <text:p text:style-name="P2"><text:s/>Cdk-activating kinase assembly factor MAT1, cent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9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40</text:p>
          </table:table-cell>
          <table:table-cell table:style-name="Tabla1.B2" office:value-type="string">
            <text:p text:style-name="P2"><text:s/>COPII coat assembly protein, Sec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5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30</text:p>
          </table:table-cell>
          <table:table-cell table:style-name="Tabla1.B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50</text:p>
          </table:table-cell>
          <table:table-cell table:style-name="Tabla1.B2" office:value-type="string">
            <text:p text:style-name="P2"><text:s/>Lariat debranching enzyme n/a <text:s/>Lariat debranching enzy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60</text:p>
          </table:table-cell>
          <table:table-cell table:style-name="Tabla1.B2" office:value-type="string">
            <text:p text:style-name="P2"><text:s/>Citron Rho-interacting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90</text:p>
          </table:table-cell>
          <table:table-cell table:style-name="Tabla1.B2" office:value-type="string">
            <text:p text:style-name="P2"><text:s/>Protein of unknown function DUF23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6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10</text:p>
          </table:table-cell>
          <table:table-cell table:style-name="Tabla1.B2" office:value-type="string">
            <text:p text:style-name="P2"><text:s/>Translation initiation factor 3 complex subunit 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2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80</text:p>
          </table:table-cell>
          <table:table-cell table:style-name="Tabla1.B2" office:value-type="string">
            <text:p text:style-name="P2"><text:s/>Histidine-tRNA ligase/ATP phosphoribosyltransferase regulato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1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8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4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1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3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4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10</text:p>
          </table:table-cell>
          <table:table-cell table:style-name="Tabla1.B2" office:value-type="string">
            <text:p text:style-name="P2"><text:s/>UNC-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6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50</text:p>
          </table:table-cell>
          <table:table-cell table:style-name="Tabla1.B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60</text:p>
          </table:table-cell>
          <table:table-cell table:style-name="Tabla1.B2" office:value-type="string">
            <text:p text:style-name="P2"><text:s/>Hydroxyethylthiazol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0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6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90</text:p>
          </table:table-cell>
          <table:table-cell table:style-name="Tabla1.B2" office:value-type="string">
            <text:p text:style-name="P2"><text:s/>Radical SAM, alpha/beta horsesho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130</text:p>
          </table:table-cell>
          <table:table-cell table:style-name="Tabla1.B2" office:value-type="string">
            <text:p text:style-name="P2"><text:s/>Syntaxin/epimorph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70</text:p>
          </table:table-cell>
          <table:table-cell table:style-name="Tabla1.B2" office:value-type="string">
            <text:p text:style-name="P2"><text:s/>Ubiquitin conserved site n/a <text:s/>Ubiquitin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3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40</text:p>
          </table:table-cell>
          <table:table-cell table:style-name="Tabla1.B2" office:value-type="string">
            <text:p text:style-name="P2"><text:s/>Cytochrome b-c1 complex subunit 8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8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10</text:p>
          </table:table-cell>
          <table:table-cell table:style-name="Tabla1.B2" office:value-type="string">
            <text:p text:style-name="P2"><text:s/>Alpha-ketoglutarate-dependent dioxygenase FTO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10</text:p>
          </table:table-cell>
          <table:table-cell table:style-name="Tabla1.B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6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10</text:p>
          </table:table-cell>
          <table:table-cell table:style-name="Tabla1.B2" office:value-type="string">
            <text:p text:style-name="P2"><text:s/>Sof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70</text:p>
          </table:table-cell>
          <table:table-cell table:style-name="Tabla1.B2" office:value-type="string">
            <text:p text:style-name="P2"><text:s/>FACT complex subunit Spt16p/Cdc68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8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1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80</text:p>
          </table:table-cell>
          <table:table-cell table:style-name="Tabla1.B2" office:value-type="string">
            <text:p text:style-name="P2"><text:s/>TP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00</text:p>
          </table:table-cell>
          <table:table-cell table:style-name="Tabla1.B2" office:value-type="string">
            <text:p text:style-name="P2"><text:s/>Perm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80</text:p>
          </table:table-cell>
          <table:table-cell table:style-name="Tabla1.B2" office:value-type="string">
            <text:p text:style-name="P2"><text:s/>tRNA intron endonuclease, catalytic domain-lik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0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30</text:p>
          </table:table-cell>
          <table:table-cell table:style-name="Tabla1.B2" office:value-type="string">
            <text:p text:style-name="P2"><text:s/>Plant specific mitochondrial import receptor subunit TOM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0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4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10</text:p>
          </table:table-cell>
          <table:table-cell table:style-name="Tabla1.B2" office:value-type="string">
            <text:p text:style-name="P2"><text:s/>Rubredoxin, iron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60</text:p>
          </table:table-cell>
          <table:table-cell table:style-name="Tabla1.B2" office:value-type="string">
            <text:p text:style-name="P2"><text:s/>Peptidase 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90</text:p>
          </table:table-cell>
          <table:table-cell table:style-name="Tabla1.B2" office:value-type="string">
            <text:p text:style-name="P2"><text:s/>Armadillo repeat-containing protein 3 and Serine/threonine-protein kinase CT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70</text:p>
          </table:table-cell>
          <table:table-cell table:style-name="Tabla1.B2" office:value-type="string">
            <text:p text:style-name="P2"><text:s/>NatC Nalpha-terminal acetyltransferase, Mak10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1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30</text:p>
          </table:table-cell>
          <table:table-cell table:style-name="Tabla1.B2" office:value-type="string">
            <text:p text:style-name="P2"><text:s/>Domain of unknown function DUF42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00</text:p>
          </table:table-cell>
          <table:table-cell table:style-name="Tabla1.B2" office:value-type="string">
            <text:p text:style-name="P2">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10</text:p>
          </table:table-cell>
          <table:table-cell table:style-name="Tabla1.B2" office:value-type="string">
            <text:p text:style-name="P2"><text:s/>Vacuolar protein sorting-associated protein 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50</text:p>
          </table:table-cell>
          <table:table-cell table:style-name="Tabla1.B2" office:value-type="string">
            <text:p text:style-name="P2"><text:s/>PW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200</text:p>
          </table:table-cell>
          <table:table-cell table:style-name="Tabla1.B2" office:value-type="string">
            <text:p text:style-name="P2"><text:s/>Vps52/Sac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80</text:p>
          </table:table-cell>
          <table:table-cell table:style-name="Tabla1.B2" office:value-type="string">
            <text:p text:style-name="P2"><text:s/>Uncharacterised protein family Cys-r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20</text:p>
          </table:table-cell>
          <table:table-cell table:style-name="Tabla1.B2" office:value-type="string">
            <text:p text:style-name="P2"><text:s/>Vacuolar sorting protein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7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90</text:p>
          </table:table-cell>
          <table:table-cell table:style-name="Tabla1.B2" office:value-type="string">
            <text:p text:style-name="P2"><text:s/>Glyoxa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0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10</text:p>
          </table:table-cell>
          <table:table-cell table:style-name="Tabla1.B2" office:value-type="string">
            <text:p text:style-name="P2"><text:s/>GL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4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60</text:p>
          </table:table-cell>
          <table:table-cell table:style-name="Tabla1.B2" office:value-type="string">
            <text:p text:style-name="P2"><text:s/>Galactose oxidase, beta-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70</text:p>
          </table:table-cell>
          <table:table-cell table:style-name="Tabla1.B2" office:value-type="string">
            <text:p text:style-name="P2"><text:s/>Cas1p 10 TM acyl 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7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9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30</text:p>
          </table:table-cell>
          <table:table-cell table:style-name="Tabla1.B2" office:value-type="string">
            <text:p text:style-name="P2"><text:s/>Senescence marker protein-30 SMP-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80</text:p>
          </table:table-cell>
          <table:table-cell table:style-name="Tabla1.B2" office:value-type="string">
            <text:p text:style-name="P2"><text:s/>DE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10</text:p>
          </table:table-cell>
          <table:table-cell table:style-name="Tabla1.B2" office:value-type="string">
            <text:p text:style-name="P2"><text:s/>RNA helicase, ATP-dependent, HrpB typ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50</text:p>
          </table:table-cell>
          <table:table-cell table:style-name="Tabla1.B2" office:value-type="string">
            <text:p text:style-name="P2"><text:s/>Glycosyl transferase, family 1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10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60</text:p>
          </table:table-cell>
          <table:table-cell table:style-name="Tabla1.B2" office:value-type="string">
            <text:p text:style-name="P2"><text:s/>Photosynthesis system II assembly factor Ycf48/Hcf1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25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35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7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8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6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5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20</text:p>
          </table:table-cell>
          <table:table-cell table:style-name="Tabla1.B2" office:value-type="string">
            <text:p text:style-name="P2"><text:s/>LMBR1-like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50</text:p>
          </table:table-cell>
          <table:table-cell table:style-name="Tabla1.B2" office:value-type="string">
            <text:p text:style-name="P2"><text:s/>Protein of unknown function DUF30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7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70</text:p>
          </table:table-cell>
          <table:table-cell table:style-name="Tabla1.B2" office:value-type="string">
            <text:p text:style-name="P2"><text:s/>Protein of unknown function DUF1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1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30</text:p>
          </table:table-cell>
          <table:table-cell table:style-name="Tabla1.B2" office:value-type="string">
            <text:p text:style-name="P2"><text:s/>UTP--glucose-1-phosphate ur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90</text:p>
          </table:table-cell>
          <table:table-cell table:style-name="Tabla1.B2" office:value-type="string">
            <text:p text:style-name="P2"><text:s/>Adreno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65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40</text:p>
          </table:table-cell>
          <table:table-cell table:style-name="Tabla1.B2" office:value-type="string">
            <text:p text:style-name="P2"><text:s/>Asparaginase/glutaminase, active sit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0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60</text:p>
          </table:table-cell>
          <table:table-cell table:style-name="Tabla1.B2" office:value-type="string">
            <text:p text:style-name="P2"><text:s/>Eukaryotic translation initiation factor 3 subunit E, N-terminal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550</text:p>
          </table:table-cell>
          <table:table-cell table:style-name="Tabla1.B2" office:value-type="string">
            <text:p text:style-name="P2"><text:s/>Peptidyl-prolyl cis-trans isomerase, FKBP-type,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3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50</text:p>
          </table:table-cell>
          <table:table-cell table:style-name="Tabla1.B2" office:value-type="string">
            <text:p text:style-name="P2"><text:s/>Phosphoribosyltransfer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70</text:p>
          </table:table-cell>
          <table:table-cell table:style-name="Tabla1.B2" office:value-type="string">
            <text:p text:style-name="P2"><text:s/>Nucleolar 27S pre-rRNA processing, Urb2/Npa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00</text:p>
          </table:table-cell>
          <table:table-cell table:style-name="Tabla1.B2" office:value-type="string">
            <text:p text:style-name="P2"><text:s/>ABC transporter, AB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00</text:p>
          </table:table-cell>
          <table:table-cell table:style-name="Tabla1.B2" office:value-type="string">
            <text:p text:style-name="P2"><text:s/>Protein of unknown function DUF34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40</text:p>
          </table:table-cell>
          <table:table-cell table:style-name="Tabla1.B2" office:value-type="string">
            <text:p text:style-name="P2"><text:s/>Isocitrate dehydrogenase NADP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20</text:p>
          </table:table-cell>
          <table:table-cell table:style-name="Tabla1.B2" office:value-type="string">
            <text:p text:style-name="P2"><text:s/>Rieske iron-sulphur protein n/a <text:s/>Rieske iron-sulphu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2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90</text:p>
          </table:table-cell>
          <table:table-cell table:style-name="Tabla1.B2" office:value-type="string">
            <text:p text:style-name="P2"><text:s/>RIO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3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00</text:p>
          </table:table-cell>
          <table:table-cell table:style-name="Tabla1.B2" office:value-type="string">
            <text:p text:style-name="P2"><text:s/>Alf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40</text:p>
          </table:table-cell>
          <table:table-cell table:style-name="Tabla1.B2" office:value-type="string">
            <text:p text:style-name="P2"><text:s/>Ribosomal protein L33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5</text:p>
          </table:table-cell>
          <table:table-cell table:style-name="Tabla1.B2" office:value-type="string">
            <text:p text:style-name="P2"><text:s/>Peptide methionine sulphoxide reductase Msr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50</text:p>
          </table:table-cell>
          <table:table-cell table:style-name="Tabla1.B2" office:value-type="string">
            <text:p text:style-name="P2"><text:s/>SAM-dependent methyltransferase RsmI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00</text:p>
          </table:table-cell>
          <table:table-cell table:style-name="Tabla1.B2" office:value-type="string">
            <text:p text:style-name="P2"><text:s/>Lycopene cyclase-typ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4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60</text:p>
          </table:table-cell>
          <table:table-cell table:style-name="Tabla1.B2" office:value-type="string">
            <text:p text:style-name="P2"><text:s/>Pre-mRNA splicing Prp18-interacting factor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30</text:p>
          </table:table-cell>
          <table:table-cell table:style-name="Tabla1.B2" office:value-type="string">
            <text:p text:style-name="P2"><text:s/>Fumarate lyase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940</text:p>
          </table:table-cell>
          <table:table-cell table:style-name="Tabla1.B2" office:value-type="string">
            <text:p text:style-name="P2"><text:s/>DNA-directed RNA pol I,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60</text:p>
          </table:table-cell>
          <table:table-cell table:style-name="Tabla1.B2" office:value-type="string">
            <text:p text:style-name="P2"><text:s/>Nuclear cap-binding protein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80</text:p>
          </table:table-cell>
          <table:table-cell table:style-name="Tabla1.B2" office:value-type="string">
            <text:p text:style-name="P2"><text:s/>Helix-turn-helix, base-excision DNA repai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70</text:p>
          </table:table-cell>
          <table:table-cell table:style-name="Tabla1.B2" office:value-type="string">
            <text:p text:style-name="P2"><text:s/>Ribosomal protein L33 n/a <text:s/>Ribosomal protein L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70</text:p>
          </table:table-cell>
          <table:table-cell table:style-name="Tabla1.B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0</text:p>
          </table:table-cell>
          <table:table-cell table:style-name="Tabla1.B2" office:value-type="string">
            <text:p text:style-name="P2"><text:s/>G-protein beta WD-40 repeat n/a 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7</text:p>
          </table:table-cell>
          <table:table-cell table:style-name="Tabla1.B2" office:value-type="string">
            <text:p text:style-name="P2"><text:s/>CDP-alcohol phosphatidyl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8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2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9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90</text:p>
          </table:table-cell>
          <table:table-cell table:style-name="Tabla1.B2" office:value-type="string">
            <text:p text:style-name="P2"><text:s/>Domain of unknown function DUF44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10</text:p>
          </table:table-cell>
          <table:table-cell table:style-name="Tabla1.B2" office:value-type="string">
            <text:p text:style-name="P2"><text:s/>Aminotransferase, class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60</text:p>
          </table:table-cell>
          <table:table-cell table:style-name="Tabla1.B2" office:value-type="string">
            <text:p text:style-name="P2"><text:s/>RWP-RK domain n/a 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50</text:p>
          </table:table-cell>
          <table:table-cell table:style-name="Tabla1.B2" office:value-type="string">
            <text:p text:style-name="P2"><text:s/>Ribosomal protein L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20</text:p>
          </table:table-cell>
          <table:table-cell table:style-name="Tabla1.B2" office:value-type="string">
            <text:p text:style-name="P2"><text:s/>Transcription initiation factor IIF, b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4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6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20</text:p>
          </table:table-cell>
          <table:table-cell table:style-name="Tabla1.B2" office:value-type="string">
            <text:p text:style-name="P2"><text:s/>Serine hydroxymethyltransferase, pyridoxal phosphate binding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75</text:p>
          </table:table-cell>
          <table:table-cell table:style-name="Tabla1.B2" office:value-type="string">
            <text:p text:style-name="P2"><text:s/>Rhodanese-like domain n/a 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9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2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35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40</text:p>
          </table:table-cell>
          <table:table-cell table:style-name="Tabla1.B2" office:value-type="string">
            <text:p text:style-name="P2"><text:s/>Protein of unknown function DUF20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95</text:p>
          </table:table-cell>
          <table:table-cell table:style-name="Tabla1.B2" office:value-type="string">
            <text:p text:style-name="P2"><text:s/>Protein of unknown function DUF1499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3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50</text:p>
          </table:table-cell>
          <table:table-cell table:style-name="Tabla1.B2" office:value-type="string">
            <text:p text:style-name="P2"><text:s text:c="2"/>n/a <text:s/>unnamed product n/a <text:s/>hypothetical prote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90</text:p>
          </table:table-cell>
          <table:table-cell table:style-name="Tabla1.B2" office:value-type="string">
            <text:p text:style-name="P2"><text:s/>Isopentenyl-diphosphate delta-isomerase, type 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35</text:p>
          </table:table-cell>
          <table:table-cell table:style-name="Tabla1.B2" office:value-type="string">
            <text:p text:style-name="P2"><text:s/>D-tyrosyl-tRNATyr deacylase n/a <text:s/>D-tyrosyl-tRNATyr deac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4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90</text:p>
          </table:table-cell>
          <table:table-cell table:style-name="Tabla1.B2" office:value-type="string">
            <text:p text:style-name="P2"><text:s/>Thiosulphate sulfurtransf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2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70</text:p>
          </table:table-cell>
          <table:table-cell table:style-name="Tabla1.B2" office:value-type="string">
            <text:p text:style-name="P2"><text:s/>Transcription factor TFIIB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90</text:p>
          </table:table-cell>
          <table:table-cell table:style-name="Tabla1.B2" office:value-type="string">
            <text:p text:style-name="P2"><text:s/>Amino acid/polyamine transporter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80</text:p>
          </table:table-cell>
          <table:table-cell table:style-name="Tabla1.B2" office:value-type="string">
            <text:p text:style-name="P2"><text:s/>HAD-superfamily hydrolase,subfamily I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00</text:p>
          </table:table-cell>
          <table:table-cell table:style-name="Tabla1.B2" office:value-type="string">
            <text:p text:style-name="P2"><text:s/>GDP dissociation inhibitor n/a <text:s/>GDP dissociation inhibi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1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90</text:p>
          </table:table-cell>
          <table:table-cell table:style-name="Tabla1.B2" office:value-type="string">
            <text:p text:style-name="P2"><text:s/>NADH:ubiquinone oxidoreductase, 51kDa subunit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60</text:p>
          </table:table-cell>
          <table:table-cell table:style-name="Tabla1.B2" office:value-type="string">
            <text:p text:style-name="P2"><text:s/>Domain of unknown function DUF5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1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90</text:p>
          </table:table-cell>
          <table:table-cell table:style-name="Tabla1.B2" office:value-type="string">
            <text:p text:style-name="P2"><text:s/>SANT/Myb domain n/a 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60</text:p>
          </table:table-cell>
          <table:table-cell table:style-name="Tabla1.B2" office:value-type="string">
            <text:p text:style-name="P2"><text:s/>Diphthamide synthesis, eukaryotic DPH1/archaeal DPH2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90</text:p>
          </table:table-cell>
          <table:table-cell table:style-name="Tabla1.B2" office:value-type="string">
            <text:p text:style-name="P2"><text:s/>Photosystem I PsaH, reaction centre subunit V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0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20</text:p>
          </table:table-cell>
          <table:table-cell table:style-name="Tabla1.B2" office:value-type="string">
            <text:p text:style-name="P2"><text:s/>Oligosaccharide biosynthesis protein Alg1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3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6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90</text:p>
          </table:table-cell>
          <table:table-cell table:style-name="Tabla1.B2" office:value-type="string">
            <text:p text:style-name="P2"><text:s/>Replication factor-A protein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05</text:p>
          </table:table-cell>
          <table:table-cell table:style-name="Tabla1.B2" office:value-type="string">
            <text:p text:style-name="P2"><text:s/>Chaperonin-like RbcX n/a <text:s/>Chaperonin-like RbcX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65</text:p>
          </table:table-cell>
          <table:table-cell table:style-name="Tabla1.B2" office:value-type="string">
            <text:p text:style-name="P2"><text:s/>Regulator of nonsense-mediated decay, UPF3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25</text:p>
          </table:table-cell>
          <table:table-cell table:style-name="Tabla1.B2" office:value-type="string">
            <text:p text:style-name="P2"><text:s text:c="2"/>n/a 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1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20</text:p>
          </table:table-cell>
          <table:table-cell table:style-name="Tabla1.B2" office:value-type="string">
            <text:p text:style-name="P2"><text:s/>Serine/threonine-protein kinase, active site n/a <text:s/>Serine/threonine-protein ki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80</text:p>
          </table:table-cell>
          <table:table-cell table:style-name="Tabla1.B2" office:value-type="string">
            <text:p text:style-name="P2"><text:s/>Cation-transporting P-type ATPase, subfamily 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00</text:p>
          </table:table-cell>
          <table:table-cell table:style-name="Tabla1.B2" office:value-type="string">
            <text:p text:style-name="P2"><text:s/>Urease alpha-subunit, N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10</text:p>
          </table:table-cell>
          <table:table-cell table:style-name="Tabla1.B2" office:value-type="string">
            <text:p text:style-name="P2"><text:s/>Sodium/solute symporter n/a 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20</text:p>
          </table:table-cell>
          <table:table-cell table:style-name="Tabla1.B2" office:value-type="string">
            <text:p text:style-name="P2"><text:s/>Urease accessory protein Ure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40</text:p>
          </table:table-cell>
          <table:table-cell table:style-name="Tabla1.B2" office:value-type="string">
            <text:p text:style-name="P2"><text:s/>HECT n/a 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8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5</text:p>
          </table:table-cell>
          <table:table-cell table:style-name="Tabla1.B2" office:value-type="string">
            <text:p text:style-name="P2"><text:s/>Oxoglutarate/iron-dependent dioxygen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0</text:p>
          </table:table-cell>
          <table:table-cell table:style-name="Tabla1.B2" office:value-type="string">
            <text:p text:style-name="P2"><text:s/>RNA methyltransferase TrmH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30</text:p>
          </table:table-cell>
          <table:table-cell table:style-name="Tabla1.B2" office:value-type="string">
            <text:p text:style-name="P2"><text:s/>Transcription initiation factor Rrn7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00</text:p>
          </table:table-cell>
          <table:table-cell table:style-name="Tabla1.B2" office:value-type="string">
            <text:p text:style-name="P2"><text:s/>Leucine-rich repeat n/a 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20</text:p>
          </table:table-cell>
          <table:table-cell table:style-name="Tabla1.B2" office:value-type="string">
            <text:p text:style-name="P2"><text:s/>Origin recognition complex,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0</text:p>
          </table:table-cell>
          <table:table-cell table:style-name="Tabla1.B2" office:value-type="string">
            <text:p text:style-name="P2"><text:s/>Glycine cleavage H-protein, subgroup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30</text:p>
          </table:table-cell>
          <table:table-cell table:style-name="Tabla1.B2" office:value-type="string">
            <text:p text:style-name="P2"><text:s/>Peptidase S9A, prolyl olig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00</text:p>
          </table:table-cell>
          <table:table-cell table:style-name="Tabla1.B2" office:value-type="string">
            <text:p text:style-name="P2"><text:s/>Ribosomal RNA-processing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6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90</text:p>
          </table:table-cell>
          <table:table-cell table:style-name="Tabla1.B2" office:value-type="string">
            <text:p text:style-name="P2"><text:s/>Ribonucleoprotein LSM domain, eukaryotic/archaea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7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80</text:p>
          </table:table-cell>
          <table:table-cell table:style-name="Tabla1.B2" office:value-type="string">
            <text:p text:style-name="P2"><text:s/>Pyruvate kinase,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20</text:p>
          </table:table-cell>
          <table:table-cell table:style-name="Tabla1.B2" office:value-type="string">
            <text:p text:style-name="P2"><text:s/>2-oxoglutarate dehydrogenase, E1 componen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10</text:p>
          </table:table-cell>
          <table:table-cell table:style-name="Tabla1.B2" office:value-type="string">
            <text:p text:style-name="P2"><text:s/>Ribosomal RNA methyltransferase, Spb1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00</text:p>
          </table:table-cell>
          <table:table-cell table:style-name="Tabla1.B2" office:value-type="string">
            <text:p text:style-name="P2"><text:s/>Digestive organ expansion factor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7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70</text:p>
          </table:table-cell>
          <table:table-cell table:style-name="Tabla1.B2" office:value-type="string">
            <text:p text:style-name="P2"><text:s/>PBS lyase HEAT-lik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50</text:p>
          </table:table-cell>
          <table:table-cell table:style-name="Tabla1.B2" office:value-type="string">
            <text:p text:style-name="P2"><text:s/>Smr protein/MutS2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10</text:p>
          </table:table-cell>
          <table:table-cell table:style-name="Tabla1.B2" office:value-type="string">
            <text:p text:style-name="P2"><text:s/>Acylneuramin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40</text:p>
          </table:table-cell>
          <table:table-cell table:style-name="Tabla1.B2" office:value-type="string">
            <text:p text:style-name="P2"><text:s/>Glycoside hydrolase, family 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9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5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5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3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50</text:p>
          </table:table-cell>
          <table:table-cell table:style-name="Tabla1.B2" office:value-type="string">
            <text:p text:style-name="P2"><text:s/>Aminotransferase, class-II, pyridoxal-phosph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60</text:p>
          </table:table-cell>
          <table:table-cell table:style-name="Tabla1.B2" office:value-type="string">
            <text:p text:style-name="P2"><text:s/>Flavin amine oxidase n/a 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80</text:p>
          </table:table-cell>
          <table:table-cell table:style-name="Tabla1.B2" office:value-type="string">
            <text:p text:style-name="P2"><text:s/>Mago nash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2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30</text:p>
          </table:table-cell>
          <table:table-cell table:style-name="Tabla1.B2" office:value-type="string">
            <text:p text:style-name="P2"><text:s/>Uncharacterised protein family Ycf6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40</text:p>
          </table:table-cell>
          <table:table-cell table:style-name="Tabla1.B2" office:value-type="string">
            <text:p text:style-name="P2"><text:s/>Protein kinase-like domain n/a 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480</text:p>
          </table:table-cell>
          <table:table-cell table:style-name="Tabla1.B2" office:value-type="string">
            <text:p text:style-name="P2"><text:s/>Tetrapyrrole methylase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90</text:p>
          </table:table-cell>
          <table:table-cell table:style-name="Tabla1.B2" office:value-type="string">
            <text:p text:style-name="P2"><text:s/>ResB-like domain n/a <text:s/>Res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10</text:p>
          </table:table-cell>
          <table:table-cell table:style-name="Tabla1.B2" office:value-type="string">
            <text:p text:style-name="P2"><text:s/>Mitochondrial import protein TIM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20</text:p>
          </table:table-cell>
          <table:table-cell table:style-name="Tabla1.B2" office:value-type="string">
            <text:p text:style-name="P2"><text:s/>Photosystem II PsbQ, oxygen evolving comple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10</text:p>
          </table:table-cell>
          <table:table-cell table:style-name="Tabla1.B2" office:value-type="string">
            <text:p text:style-name="P2"><text:s/>BTB/POZ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50</text:p>
          </table:table-cell>
          <table:table-cell table:style-name="Tabla1.B2" office:value-type="string">
            <text:p text:style-name="P2">' 5''-3'' exonuclease, C-terminal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60</text:p>
          </table:table-cell>
          <table:table-cell table:style-name="Tabla1.B2" office:value-type="string">
            <text:p text:style-name="P2"><text:s/>Brix domain n/a <text:s/>Br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5</text:p>
          </table:table-cell>
          <table:table-cell table:style-name="Tabla1.B2" office:value-type="string">
            <text:p text:style-name="P2"><text:s/>Cytochrome c oxidase, subunit VIa n/a <text:s/>Cytochrome c oxidase, subunit V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5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60</text:p>
          </table:table-cell>
          <table:table-cell table:style-name="Tabla1.B2" office:value-type="string">
            <text:p text:style-name="P2"><text:s/>DNA polymerase beta-like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9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30</text:p>
          </table:table-cell>
          <table:table-cell table:style-name="Tabla1.B2" office:value-type="string">
            <text:p text:style-name="P2"><text:s/>Methylenetetrahydrofo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9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5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0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10</text:p>
          </table:table-cell>
          <table:table-cell table:style-name="Tabla1.B2" office:value-type="string">
            <text:p text:style-name="P2"><text:s/>GINS complex, subunit Psf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90</text:p>
          </table:table-cell>
          <table:table-cell table:style-name="Tabla1.B2" office:value-type="string">
            <text:p text:style-name="P2"><text:s/>Exportin/Importin, Cs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00</text:p>
          </table:table-cell>
          <table:table-cell table:style-name="Tabla1.B2" office:value-type="string">
            <text:p text:style-name="P2"><text:s/>Protein of unknown function DUF7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8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90</text:p>
          </table:table-cell>
          <table:table-cell table:style-name="Tabla1.B2" office:value-type="string">
            <text:p text:style-name="P2"><text:s/>Rieske [2Fe-2S] iron-sulphur domain n/a 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0</text:p>
          </table:table-cell>
          <table:table-cell table:style-name="Tabla1.B2" office:value-type="string">
            <text:p text:style-name="P2"><text:s/>Transcription initiation factor TAFII31 n/a <text:s/>Transcription initiation factor 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5</text:p>
          </table:table-cell>
          <table:table-cell table:style-name="Tabla1.B2" office:value-type="string">
            <text:p text:style-name="P2"><text:s/>Syntaxin/epimorphin, conserved site n/a <text:s/>Syntaxin/epimorph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70</text:p>
          </table:table-cell>
          <table:table-cell table:style-name="Tabla1.B2" office:value-type="string">
            <text:p text:style-name="P2"><text:s/>Peptidyl-prolyl cis-trans isomerase, PpiC-type n/a <text:s/>Peptidyl-prolyl cis-trans i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3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40</text:p>
          </table:table-cell>
          <table:table-cell table:style-name="Tabla1.B2" office:value-type="string">
            <text:p text:style-name="P2"><text:s/>UV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6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270</text:p>
          </table:table-cell>
          <table:table-cell table:style-name="Tabla1.B2" office:value-type="string">
            <text:p text:style-name="P2"><text:s/>ATP-dependent 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0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70</text:p>
          </table:table-cell>
          <table:table-cell table:style-name="Tabla1.B2" office:value-type="string">
            <text:p text:style-name="P2"><text:s/>Photosystem I PsaG/PsaK protein n/a <text:s/>Photosystem I PsaG/PsaK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10</text:p>
          </table:table-cell>
          <table:table-cell table:style-name="Tabla1.B2" office:value-type="string">
            <text:p text:style-name="P2"><text:s/>Transcription factor, SBP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80</text:p>
          </table:table-cell>
          <table:table-cell table:style-name="Tabla1.B2" office:value-type="string">
            <text:p text:style-name="P2"><text:s/>DEK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90</text:p>
          </table:table-cell>
          <table:table-cell table:style-name="Tabla1.B2" office:value-type="string">
            <text:p text:style-name="P2"><text:s/>Cytochrome c oxidase, subunit V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80</text:p>
          </table:table-cell>
          <table:table-cell table:style-name="Tabla1.B2" office:value-type="string">
            <text:p text:style-name="P2"><text:s/>Glycosyltransferase, ALG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20</text:p>
          </table:table-cell>
          <table:table-cell table:style-name="Tabla1.B2" office:value-type="string">
            <text:p text:style-name="P2"><text:s/>Interferon-induced protein 44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0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3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1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20</text:p>
          </table:table-cell>
          <table:table-cell table:style-name="Tabla1.B2" office:value-type="string">
            <text:p text:style-name="P2"><text:s/>Platelet-activating factor acetyl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30</text:p>
          </table:table-cell>
          <table:table-cell table:style-name="Tabla1.B2" office:value-type="string">
            <text:p text:style-name="P2"><text:s/>Protein of unknown function DUF9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40</text:p>
          </table:table-cell>
          <table:table-cell table:style-name="Tabla1.B2" office:value-type="string">
            <text:p text:style-name="P2"><text:s/>IKI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5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60</text:p>
          </table:table-cell>
          <table:table-cell table:style-name="Tabla1.B2" office:value-type="string">
            <text:p text:style-name="P2"><text:s/>Glycoside hydrolase, family 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0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1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5</text:p>
          </table:table-cell>
          <table:table-cell table:style-name="Tabla1.B2" office:value-type="string">
            <text:p text:style-name="P2"><text:s/>Plant specific eukaryotic initiation factor 4B n/a <text:s/>Plant specific eukaryotic ir 4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90</text:p>
          </table:table-cell>
          <table:table-cell table:style-name="Tabla1.B2" office:value-type="string">
            <text:p text:style-name="P2"><text:s/>Citrate synthase-like, small alpha sub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2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25</text:p>
          </table:table-cell>
          <table:table-cell table:style-name="Tabla1.B2" office:value-type="string">
            <text:p text:style-name="P2"><text:s/>Endonuclease/exonuclease/phosphatase n/a 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410</text:p>
          </table:table-cell>
          <table:table-cell table:style-name="Tabla1.B2" office:value-type="string">
            <text:p text:style-name="P2"><text:s/>Conserved oligomeric Golgi complex subunit 6 n/a <text:s/>Conserved oligomeric Golgi co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00</text:p>
          </table:table-cell>
          <table:table-cell table:style-name="Tabla1.B2" office:value-type="string">
            <text:p text:style-name="P2">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5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7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4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80</text:p>
          </table:table-cell>
          <table:table-cell table:style-name="Tabla1.B2" office:value-type="string">
            <text:p text:style-name="P2"><text:s/>Phenylalanyl-tRNA synthetase, class IIc, beta subunit, archae/euk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60</text:p>
          </table:table-cell>
          <table:table-cell table:style-name="Tabla1.B2" office:value-type="string">
            <text:p text:style-name="P2"><text:s/>Phosphatidylinositol-4-phosphate 5-kinase, core n/a <text:s/>Phosphatidylinositol-4-pho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5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6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8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40</text:p>
          </table:table-cell>
          <table:table-cell table:style-name="Tabla1.B2" office:value-type="string">
            <text:p text:style-name="P2"><text:s/>FG-GA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5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1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3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70</text:p>
          </table:table-cell>
          <table:table-cell table:style-name="Tabla1.B2" office:value-type="string">
            <text:p text:style-name="P2"><text:s/>SRP40, C-terminal n/a <text:s/>SRP40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00</text:p>
          </table:table-cell>
          <table:table-cell table:style-name="Tabla1.B2" office:value-type="string">
            <text:p text:style-name="P2"><text:s/>S-adenosylmethionine-dependent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50</text:p>
          </table:table-cell>
          <table:table-cell table:style-name="Tabla1.B2" office:value-type="string">
            <text:p text:style-name="P2"><text:s/>Ferredoxin-NADP+ reductase n/a <text:s/>Ferre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1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30</text:p>
          </table:table-cell>
          <table:table-cell table:style-name="Tabla1.B2" office:value-type="string">
            <text:p text:style-name="P2"><text:s/>TP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40</text:p>
          </table:table-cell>
          <table:table-cell table:style-name="Tabla1.B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6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6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20</text:p>
          </table:table-cell>
          <table:table-cell table:style-name="Tabla1.B2" office:value-type="string">
            <text:p text:style-name="P2"><text:s/>TH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60</text:p>
          </table:table-cell>
          <table:table-cell table:style-name="Tabla1.B2" office:value-type="string">
            <text:p text:style-name="P2"><text:s/>Alpha 1,4-glycosyltransferase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3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1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7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0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30</text:p>
          </table:table-cell>
          <table:table-cell table:style-name="Tabla1.B2" office:value-type="string">
            <text:p text:style-name="P2"><text:s/>Ribosomal protein S3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4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60</text:p>
          </table:table-cell>
          <table:table-cell table:style-name="Tabla1.B2" office:value-type="string">
            <text:p text:style-name="P2"><text:s/>Peroxisomal biogenesis factor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6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7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50</text:p>
          </table:table-cell>
          <table:table-cell table:style-name="Tabla1.B2" office:value-type="string">
            <text:p text:style-name="P2"><text:s/>Zinc finger, ZPR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4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7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90</text:p>
          </table:table-cell>
          <table:table-cell table:style-name="Tabla1.B2" office:value-type="string">
            <text:p text:style-name="P2"><text:s/>Nucleotid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5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20g00570</text:p>
          </table:table-cell>
          <table:table-cell table:style-name="Tabla1.B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50</text:p>
          </table:table-cell>
          <table:table-cell table:style-name="Tabla1.B2" office:value-type="string">
            <text:p text:style-name="P2"><text:s/>Cornich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00</text:p>
          </table:table-cell>
          <table:table-cell table:style-name="Tabla1.B2" office:value-type="string">
            <text:p text:style-name="P2"><text:s/>Glycosyl hydrolase, five-bladed beta-propell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7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4:54:41.981761001</meta:creation-date>
    <dc:date>2023-10-27T15:01:35.383682226</dc:date>
    <meta:editing-duration>PT7M1S</meta:editing-duration>
    <meta:editing-cycles>1</meta:editing-cycles>
    <meta:document-statistic meta:table-count="1" meta:image-count="0" meta:object-count="0" meta:page-count="50" meta:paragraph-count="3331" meta:word-count="7226" meta:character-count="74021" meta:non-whitespace-character-count="68366"/>
    <meta:generator>LibreOffice/7.6.2.1$Linux_X86_64 LibreOffice_project/60$Build-1</meta:generator>
  </office:meta>
</office:document-meta>
</file>